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2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column table:style-name="co6" table:default-cell-style-name="ce6"/>
        <table:table-row table:style-name="ro1">
          <table:table-cell table:number-columns-repeated="4"/>
          <table:table-cell office:value-type="string" calcext:value-type="string">
            <text:p>cropped images (before shark mackerel improvements)</text:p>
          </table:table-cell>
          <table:table-cell office:value-type="string" calcext:value-type="string">
            <text:p>not cropped</text:p>
          </table:table-cell>
          <table:table-cell table:style-name="Default"/>
          <table:table-cell/>
          <table:table-cell office:value-type="string" calcext:value-type="string">
            <text:p>lesser queenfish 1</text:p>
          </table:table-cell>
          <table:table-cell table:style-name="Default"/>
          <table:table-cell/>
          <table:table-cell office:value-type="string" calcext:value-type="string">
            <text:p>lesser queenfish 2</text:p>
          </table:table-cell>
          <table:table-cell table:style-name="Default"/>
          <table:table-cell/>
          <table:table-cell office:value-type="string" calcext:value-type="string">
            <text:p>needskin queenfish 1</text:p>
          </table:table-cell>
          <table:table-cell table:style-name="Default"/>
          <table:table-cell/>
          <table:table-cell office:value-type="string" calcext:value-type="string">
            <text:p>needskin queenfish 2</text:p>
          </table:table-cell>
          <table:table-cell table:style-name="Default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correct</text:p>
          </table:table-cell>
          <table:table-cell table:number-columns-repeated="2" office:value-type="string" calcext:value-type="string">
            <text:p>val percentage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val percentage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val percentage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val percentage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val percentage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411" calcext:value-type="float">
            <text:p>4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3.6842105263158" calcext:value-type="float">
            <text:p>23.6842105263</text:p>
          </table:table-cell>
          <table:table-cell office:value-type="float" office:value="21.875" calcext:value-type="float">
            <text:p>21.875</text:p>
          </table:table-cell>
          <table:table-cell table:formula="of:=[.E3]-[.F3]" office:value-type="float" office:value="1.8092105263158" calcext:value-type="float">
            <text:p>1.8092105263</text:p>
          </table:table-cell>
          <table:table-cell/>
          <table:table-cell office:value-type="float" office:value="26.3157894736842" calcext:value-type="float">
            <text:p>26.3157894737</text:p>
          </table:table-cell>
          <table:table-cell table:formula="of:=[.I3]-[.E3]" office:value-type="float" office:value="2.63157894736841" calcext:value-type="float">
            <text:p>2.6315789474</text:p>
          </table:table-cell>
          <table:table-cell/>
          <table:table-cell office:value-type="float" office:value="21.0526315789474" calcext:value-type="float">
            <text:p>21.0526315789</text:p>
          </table:table-cell>
          <table:table-cell table:formula="of:=[.L3]-[.E3]" office:value-type="float" office:value="-2.63157894736844" calcext:value-type="float">
            <text:p>-2.6315789474</text:p>
          </table:table-cell>
          <table:table-cell/>
          <table:table-cell office:value-type="float" office:value="21.0526315789474" calcext:value-type="float">
            <text:p>21.0526315789</text:p>
          </table:table-cell>
          <table:table-cell table:formula="of:=[.O3]-[.E3]" office:value-type="float" office:value="-2.63157894736844" calcext:value-type="float">
            <text:p>-2.6315789474</text:p>
          </table:table-cell>
          <table:table-cell/>
          <table:table-cell office:value-type="float" office:value="26.3157894736842" calcext:value-type="float">
            <text:p>26.3157894737</text:p>
          </table:table-cell>
          <table:table-cell table:formula="of:=[.R3]-[.E3]" office:value-type="float" office:value="2.63157894736841" calcext:value-type="float">
            <text:p>2.6315789474</text:p>
          </table:table-cell>
        </table:table-row>
        <table:table-row table:style-name="ro1">
          <table:table-cell office:value-type="string" calcext:value-type="string">
            <text:p>australian_bass</text:p>
          </table:table-cell>
          <table:table-cell office:value-type="float" office:value="1270" calcext:value-type="float">
            <text:p>1270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60.431654676259" calcext:value-type="float">
            <text:p>60.4316546763</text:p>
          </table:table-cell>
          <table:table-cell office:value-type="float" office:value="71.875" calcext:value-type="float">
            <text:p>71.875</text:p>
          </table:table-cell>
          <table:table-cell table:formula="of:=[.E4]-[.F4]" office:value-type="float" office:value="-11.443345323741" calcext:value-type="float">
            <text:p>-11.4433453237</text:p>
          </table:table-cell>
          <table:table-cell/>
          <table:table-cell office:value-type="float" office:value="57.5539568345324" calcext:value-type="float">
            <text:p>57.5539568345</text:p>
          </table:table-cell>
          <table:table-cell table:formula="of:=[.I4]-[.E4]" office:value-type="float" office:value="-2.87769784172663" calcext:value-type="float">
            <text:p>-2.8776978417</text:p>
          </table:table-cell>
          <table:table-cell/>
          <table:table-cell office:value-type="float" office:value="59.7122302158273" calcext:value-type="float">
            <text:p>59.7122302158</text:p>
          </table:table-cell>
          <table:table-cell table:formula="of:=[.L4]-[.E4]" office:value-type="float" office:value="-0.719424460431668" calcext:value-type="float">
            <text:p>-0.7194244604</text:p>
          </table:table-cell>
          <table:table-cell/>
          <table:table-cell office:value-type="float" office:value="58.9928057553957" calcext:value-type="float">
            <text:p>58.9928057554</text:p>
          </table:table-cell>
          <table:table-cell table:formula="of:=[.O4]-[.E4]" office:value-type="float" office:value="-1.43884892086331" calcext:value-type="float">
            <text:p>-1.4388489209</text:p>
          </table:table-cell>
          <table:table-cell/>
          <table:table-cell office:value-type="float" office:value="59.7122302158273" calcext:value-type="float">
            <text:p>59.7122302158</text:p>
          </table:table-cell>
          <table:table-cell table:formula="of:=[.R4]-[.E4]" office:value-type="float" office:value="-0.719424460431668" calcext:value-type="float">
            <text:p>-0.7194244604</text:p>
          </table:table-cell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3.3333333333333" calcext:value-type="float">
            <text:p>33.3333333333</text:p>
          </table:table-cell>
          <table:table-cell table:formula="of:=[.E5]-[.F5]" office:value-type="float" office:value="6.6666666666667" calcext:value-type="float">
            <text:p>6.666666666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5]-[.E5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5]-[.E5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O5]-[.E5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R5]-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amundi</text:p>
          </table:table-cell>
          <table:table-cell office:value-type="float" office:value="1029" calcext:value-type="float">
            <text:p>1029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9.0804597701149" calcext:value-type="float">
            <text:p>39.0804597701</text:p>
          </table:table-cell>
          <table:table-cell office:value-type="float" office:value="38.961038961039" calcext:value-type="float">
            <text:p>38.961038961</text:p>
          </table:table-cell>
          <table:table-cell table:formula="of:=[.E6]-[.F6]" office:value-type="float" office:value="0.119420809075898" calcext:value-type="float">
            <text:p>0.1194208091</text:p>
          </table:table-cell>
          <table:table-cell/>
          <table:table-cell office:value-type="float" office:value="34.4827586206897" calcext:value-type="float">
            <text:p>34.4827586207</text:p>
          </table:table-cell>
          <table:table-cell table:formula="of:=[.I6]-[.E6]" office:value-type="float" office:value="-4.59770114942524" calcext:value-type="float">
            <text:p>-4.5977011494</text:p>
          </table:table-cell>
          <table:table-cell/>
          <table:table-cell office:value-type="float" office:value="37.9310344827586" calcext:value-type="float">
            <text:p>37.9310344828</text:p>
          </table:table-cell>
          <table:table-cell table:formula="of:=[.L6]-[.E6]" office:value-type="float" office:value="-1.14942528735628" calcext:value-type="float">
            <text:p>-1.1494252874</text:p>
          </table:table-cell>
          <table:table-cell/>
          <table:table-cell office:value-type="float" office:value="45.9770114942529" calcext:value-type="float">
            <text:p>45.9770114943</text:p>
          </table:table-cell>
          <table:table-cell table:formula="of:=[.O6]-[.E6]" office:value-type="float" office:value="6.89655172413797" calcext:value-type="float">
            <text:p>6.8965517241</text:p>
          </table:table-cell>
          <table:table-cell/>
          <table:table-cell office:value-type="float" office:value="39.0804597701149" calcext:value-type="float">
            <text:p>39.0804597701</text:p>
          </table:table-cell>
          <table:table-cell table:formula="of:=[.R6]-[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18518518519" calcext:value-type="float">
            <text:p>51.8518518519</text:p>
          </table:table-cell>
          <table:table-cell office:value-type="float" office:value="70" calcext:value-type="float">
            <text:p>70</text:p>
          </table:table-cell>
          <table:table-cell table:formula="of:=[.E7]-[.F7]" office:value-type="float" office:value="-18.1481481481481" calcext:value-type="float">
            <text:p>-18.1481481481</text:p>
          </table:table-cell>
          <table:table-cell/>
          <table:table-cell office:value-type="float" office:value="51.8518518518519" calcext:value-type="float">
            <text:p>51.8518518519</text:p>
          </table:table-cell>
          <table:table-cell table:formula="of:=[.I7]-[.E7]" office:value-type="float" office:value="0" calcext:value-type="float">
            <text:p>0</text:p>
          </table:table-cell>
          <table:table-cell/>
          <table:table-cell office:value-type="float" office:value="51.8518518518519" calcext:value-type="float">
            <text:p>51.8518518519</text:p>
          </table:table-cell>
          <table:table-cell table:formula="of:=[.L7]-[.E7]" office:value-type="float" office:value="0" calcext:value-type="float">
            <text:p>0</text:p>
          </table:table-cell>
          <table:table-cell/>
          <table:table-cell office:value-type="float" office:value="59.2592592592593" calcext:value-type="float">
            <text:p>59.2592592593</text:p>
          </table:table-cell>
          <table:table-cell table:formula="of:=[.O7]-[.E7]" office:value-type="float" office:value="7.40740740740736" calcext:value-type="float">
            <text:p>7.4074074074</text:p>
          </table:table-cell>
          <table:table-cell/>
          <table:table-cell office:value-type="float" office:value="51.8518518518519" calcext:value-type="float">
            <text:p>51.8518518519</text:p>
          </table:table-cell>
          <table:table-cell table:formula="of:=[.R7]-[.E7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rred_javelin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.8571428571429" calcext:value-type="float">
            <text:p>92.8571428571</text:p>
          </table:table-cell>
          <table:table-cell office:value-type="float" office:value="28.5714285714286" calcext:value-type="float">
            <text:p>28.5714285714</text:p>
          </table:table-cell>
          <table:table-cell table:formula="of:=[.E8]-[.F8]" office:value-type="float" office:value="64.2857142857143" calcext:value-type="float">
            <text:p>64.285714285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8]-[.E8]" office:value-type="float" office:value="-42.8571428571429" calcext:value-type="float">
            <text:p>-42.857142857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8]-[.E8]" office:value-type="float" office:value="-42.8571428571429" calcext:value-type="float">
            <text:p>-42.8571428571</text:p>
          </table:table-cell>
          <table:table-cell/>
          <table:table-cell office:value-type="float" office:value="42.8571428571429" calcext:value-type="float">
            <text:p>42.8571428571</text:p>
          </table:table-cell>
          <table:table-cell table:formula="of:=[.O8]-[.E8]" office:value-type="float" office:value="-50.0000000000001" calcext:value-type="float">
            <text:p>-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R8]-[.E8]" office:value-type="float" office:value="-42.8571428571429" calcext:value-type="float">
            <text:p>-42.8571428571</text:p>
          </table:table-cell>
        </table:table-row>
        <table:table-row table:style-name="ro1">
          <table:table-cell office:value-type="string" calcext:value-type="string">
            <text:p>barred_queenfish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9]-[.F9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9]-[.E9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9]-[.E9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O9]-[.E9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R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241" calcext:value-type="float">
            <text:p>24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80.952380952381" calcext:value-type="float">
            <text:p>80.9523809524</text:p>
          </table:table-cell>
          <table:table-cell table:formula="of:=[.E10]-[.F10]" office:value-type="float" office:value="-22.6190476190477" calcext:value-type="float">
            <text:p>-22.619047619</text:p>
          </table:table-cell>
          <table:table-cell/>
          <table:table-cell office:value-type="float" office:value="54.1666666666667" calcext:value-type="float">
            <text:p>54.1666666667</text:p>
          </table:table-cell>
          <table:table-cell table:formula="of:=[.I10]-[.E10]" office:value-type="float" office:value="-4.16666666666664" calcext:value-type="float">
            <text:p>-4.1666666667</text:p>
          </table:table-cell>
          <table:table-cell/>
          <table:table-cell office:value-type="float" office:value="58.3333333333333" calcext:value-type="float">
            <text:p>58.3333333333</text:p>
          </table:table-cell>
          <table:table-cell table:formula="of:=[.L10]-[.E10]"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table:formula="of:=[.O10]-[.E10]" office:value-type="float" office:value="4.1666666666667" calcext:value-type="float">
            <text:p>4.166666666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R10]-[.E10]" office:value-type="float" office:value="-8.3333333333333" calcext:value-type="float">
            <text:p>-8.3333333333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</text:p>
          </table:table-cell>
          <table:table-cell table:formula="of:=[.E11]-[.F11]" office:value-type="float" office:value="2.7777777777778" calcext:value-type="float">
            <text:p>2.7777777778</text:p>
          </table:table-cell>
          <table:table-cell/>
          <table:table-cell office:value-type="float" office:value="97.7777777777778" calcext:value-type="float">
            <text:p>97.7777777778</text:p>
          </table:table-cell>
          <table:table-cell table:formula="of:=[.I11]-[.E11]" office:value-type="float" office:value="-2.22222222222223" calcext:value-type="float">
            <text:p>-2.2222222222</text:p>
          </table:table-cell>
          <table:table-cell/>
          <table:table-cell office:value-type="float" office:value="97.7777777777778" calcext:value-type="float">
            <text:p>97.7777777778</text:p>
          </table:table-cell>
          <table:table-cell table:formula="of:=[.L11]-[.E11]" office:value-type="float" office:value="-2.22222222222223" calcext:value-type="float">
            <text:p>-2.2222222222</text:p>
          </table:table-cell>
          <table:table-cell/>
          <table:table-cell office:value-type="float" office:value="97.7777777777778" calcext:value-type="float">
            <text:p>97.7777777778</text:p>
          </table:table-cell>
          <table:table-cell table:formula="of:=[.O11]-[.E11]" office:value-type="float" office:value="-2.22222222222223" calcext:value-type="float">
            <text:p>-2.2222222222</text:p>
          </table:table-cell>
          <table:table-cell/>
          <table:table-cell office:value-type="float" office:value="97.7777777777778" calcext:value-type="float">
            <text:p>97.7777777778</text:p>
          </table:table-cell>
          <table:table-cell table:formula="of:=[.R11]-[.E11]" office:value-type="float" office:value="-2.22222222222223" calcext:value-type="float">
            <text:p>-2.2222222222</text:p>
          </table:table-cell>
        </table:table-row>
        <table:table-row table:style-name="ro1">
          <table:table-cell office:value-type="string" calcext:value-type="string">
            <text:p>bigeye_trevally</text:p>
          </table:table-cell>
          <table:table-cell office:value-type="float" office:value="507" calcext:value-type="float">
            <text:p>50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1.5789473684211" calcext:value-type="float">
            <text:p>31.5789473684</text:p>
          </table:table-cell>
          <table:table-cell office:value-type="float" office:value="54.5454545454545" calcext:value-type="float">
            <text:p>54.5454545455</text:p>
          </table:table-cell>
          <table:table-cell table:formula="of:=[.E12]-[.F12]" office:value-type="float" office:value="-22.9665071770334" calcext:value-type="float">
            <text:p>-22.966507177</text:p>
          </table:table-cell>
          <table:table-cell/>
          <table:table-cell office:value-type="float" office:value="28.9473684210526" calcext:value-type="float">
            <text:p>28.9473684211</text:p>
          </table:table-cell>
          <table:table-cell table:formula="of:=[.I12]-[.E12]" office:value-type="float" office:value="-2.63157894736847" calcext:value-type="float">
            <text:p>-2.6315789474</text:p>
          </table:table-cell>
          <table:table-cell/>
          <table:table-cell office:value-type="float" office:value="34.2105263157895" calcext:value-type="float">
            <text:p>34.2105263158</text:p>
          </table:table-cell>
          <table:table-cell table:formula="of:=[.L12]-[.E12]" office:value-type="float" office:value="2.63157894736837" calcext:value-type="float">
            <text:p>2.6315789474</text:p>
          </table:table-cell>
          <table:table-cell/>
          <table:table-cell office:value-type="float" office:value="26.3157894736842" calcext:value-type="float">
            <text:p>26.3157894737</text:p>
          </table:table-cell>
          <table:table-cell table:formula="of:=[.O12]-[.E12]" office:value-type="float" office:value="-5.26315789473689" calcext:value-type="float">
            <text:p>-5.2631578947</text:p>
          </table:table-cell>
          <table:table-cell/>
          <table:table-cell office:value-type="float" office:value="28.9473684210526" calcext:value-type="float">
            <text:p>28.9473684211</text:p>
          </table:table-cell>
          <table:table-cell table:formula="of:=[.R12]-[.E12]" office:value-type="float" office:value="-2.63157894736847" calcext:value-type="float">
            <text:p>-2.6315789474</text:p>
          </table:table-cell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7.5" calcext:value-type="float">
            <text:p>37.5</text:p>
          </table:table-cell>
          <table:table-cell office:value-type="float" office:value="28.5714285714286" calcext:value-type="float">
            <text:p>28.5714285714</text:p>
          </table:table-cell>
          <table:table-cell table:formula="of:=[.E13]-[.F13]" office:value-type="float" office:value="8.9285714285714" calcext:value-type="float">
            <text:p>8.9285714286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I13]-[.E13]"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L13]-[.E13]"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O13]-[.E13]"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R13]-[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E14]-[.F14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14]-[.E14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L14]-[.E14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O14]-[.E14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R14]-[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spotted_rockcod_estuary_cod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5" calcext:value-type="float">
            <text:p>75</text:p>
          </table:table-cell>
          <table:table-cell table:formula="of:=[.E15]-[.F15]" office:value-type="float" office:value="-8.3333333333333" calcext:value-type="float">
            <text:p>-8.3333333333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I15]-[.E15]" office:value-type="float" office:value="0" calcext:value-type="float">
            <text:p>0</text:p>
          </table:table-cell>
          <table:table-cell/>
          <table:table-cell office:value-type="float" office:value="55.5555555555556" calcext:value-type="float">
            <text:p>55.5555555556</text:p>
          </table:table-cell>
          <table:table-cell table:formula="of:=[.L15]-[.E15]" office:value-type="float" office:value="-11.1111111111111" calcext:value-type="float">
            <text:p>-11.1111111111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O15]-[.E15]" office:value-type="float" office:value="0" calcext:value-type="float">
            <text:p>0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R15]-[.E15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ue_threadfin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formula="of:=[.E16]-[.F16]" office:value-type="float" office:value="-12.5" calcext:value-type="float">
            <text:p>-12.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16]-[.E16]" office:value-type="float" office:value="12.5" calcext:value-type="float">
            <text:p>12.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6]-[.E16]" office:value-type="float" office:value="12.5" calcext:value-type="float">
            <text:p>12.5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O16]-[.E16]"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R16]-[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71.8446601941748" calcext:value-type="float">
            <text:p>71.8446601942</text:p>
          </table:table-cell>
          <table:table-cell office:value-type="float" office:value="94.1747572815534" calcext:value-type="float">
            <text:p>94.1747572816</text:p>
          </table:table-cell>
          <table:table-cell table:formula="of:=[.E17]-[.F17]" office:value-type="float" office:value="-22.3300970873786" calcext:value-type="float">
            <text:p>-22.3300970874</text:p>
          </table:table-cell>
          <table:table-cell/>
          <table:table-cell office:value-type="float" office:value="70.873786407767" calcext:value-type="float">
            <text:p>70.8737864078</text:p>
          </table:table-cell>
          <table:table-cell table:formula="of:=[.I17]-[.E17]" office:value-type="float" office:value="-0.970873786407807" calcext:value-type="float">
            <text:p>-0.9708737864</text:p>
          </table:table-cell>
          <table:table-cell/>
          <table:table-cell office:value-type="float" office:value="70.873786407767" calcext:value-type="float">
            <text:p>70.8737864078</text:p>
          </table:table-cell>
          <table:table-cell table:formula="of:=[.L17]-[.E17]" office:value-type="float" office:value="-0.970873786407807" calcext:value-type="float">
            <text:p>-0.9708737864</text:p>
          </table:table-cell>
          <table:table-cell/>
          <table:table-cell office:value-type="float" office:value="66.9902912621359" calcext:value-type="float">
            <text:p>66.9902912621</text:p>
          </table:table-cell>
          <table:table-cell table:formula="of:=[.O17]-[.E17]" office:value-type="float" office:value="-4.85436893203887" calcext:value-type="float">
            <text:p>-4.854368932</text:p>
          </table:table-cell>
          <table:table-cell/>
          <table:table-cell office:value-type="float" office:value="67.9611650485437" calcext:value-type="float">
            <text:p>67.9611650485</text:p>
          </table:table-cell>
          <table:table-cell table:formula="of:=[.R17]-[.E17]" office:value-type="float" office:value="-3.8834951456311" calcext:value-type="float">
            <text:p>-3.8834951456</text:p>
          </table:table-cell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832" calcext:value-type="float">
            <text:p>832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43.3734939759036" calcext:value-type="float">
            <text:p>43.3734939759</text:p>
          </table:table-cell>
          <table:table-cell office:value-type="float" office:value="56.6666666666667" calcext:value-type="float">
            <text:p>56.6666666667</text:p>
          </table:table-cell>
          <table:table-cell table:formula="of:=[.E18]-[.F18]" office:value-type="float" office:value="-13.2931726907631" calcext:value-type="float">
            <text:p>-13.2931726908</text:p>
          </table:table-cell>
          <table:table-cell/>
          <table:table-cell office:value-type="float" office:value="43.3734939759036" calcext:value-type="float">
            <text:p>43.3734939759</text:p>
          </table:table-cell>
          <table:table-cell table:formula="of:=[.I18]-[.E18]" office:value-type="float" office:value="0" calcext:value-type="float">
            <text:p>0</text:p>
          </table:table-cell>
          <table:table-cell/>
          <table:table-cell office:value-type="float" office:value="43.3734939759036" calcext:value-type="float">
            <text:p>43.3734939759</text:p>
          </table:table-cell>
          <table:table-cell table:formula="of:=[.L18]-[.E18]" office:value-type="float" office:value="0" calcext:value-type="float">
            <text:p>0</text:p>
          </table:table-cell>
          <table:table-cell/>
          <table:table-cell office:value-type="float" office:value="43.3734939759036" calcext:value-type="float">
            <text:p>43.3734939759</text:p>
          </table:table-cell>
          <table:table-cell table:formula="of:=[.O18]-[.E18]" office:value-type="float" office:value="0" calcext:value-type="float">
            <text:p>0</text:p>
          </table:table-cell>
          <table:table-cell/>
          <table:table-cell office:value-type="float" office:value="40.9638554216867" calcext:value-type="float">
            <text:p>40.9638554217</text:p>
          </table:table-cell>
          <table:table-cell table:formula="of:=[.R18]-[.E18]" office:value-type="float" office:value="-2.40963855421685" calcext:value-type="float">
            <text:p>-2.4096385542</text:p>
          </table:table-cell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303" calcext:value-type="float">
            <text:p>30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8.7804878048781" calcext:value-type="float">
            <text:p>48.7804878049</text:p>
          </table:table-cell>
          <table:table-cell office:value-type="float" office:value="61.5384615384615" calcext:value-type="float">
            <text:p>61.5384615385</text:p>
          </table:table-cell>
          <table:table-cell table:formula="of:=[.E19]-[.F19]" office:value-type="float" office:value="-12.7579737335834" calcext:value-type="float">
            <text:p>-12.7579737336</text:p>
          </table:table-cell>
          <table:table-cell/>
          <table:table-cell office:value-type="float" office:value="43.9024390243903" calcext:value-type="float">
            <text:p>43.9024390244</text:p>
          </table:table-cell>
          <table:table-cell table:formula="of:=[.I19]-[.E19]" office:value-type="float" office:value="-4.87804878048785" calcext:value-type="float">
            <text:p>-4.8780487805</text:p>
          </table:table-cell>
          <table:table-cell/>
          <table:table-cell office:value-type="float" office:value="46.3414634146342" calcext:value-type="float">
            <text:p>46.3414634146</text:p>
          </table:table-cell>
          <table:table-cell table:formula="of:=[.L19]-[.E19]" office:value-type="float" office:value="-2.43902439024395" calcext:value-type="float">
            <text:p>-2.4390243902</text:p>
          </table:table-cell>
          <table:table-cell/>
          <table:table-cell office:value-type="float" office:value="48.7804878048781" calcext:value-type="float">
            <text:p>48.7804878049</text:p>
          </table:table-cell>
          <table:table-cell table:formula="of:=[.O19]-[.E19]" office:value-type="float" office:value="0" calcext:value-type="float">
            <text:p>0</text:p>
          </table:table-cell>
          <table:table-cell/>
          <table:table-cell office:value-type="float" office:value="43.9024390243903" calcext:value-type="float">
            <text:p>43.9024390244</text:p>
          </table:table-cell>
          <table:table-cell table:formula="of:=[.R19]-[.E19]" office:value-type="float" office:value="-4.87804878048785" calcext:value-type="float">
            <text:p>-4.8780487805</text:p>
          </table:table-cell>
        </table:table-row>
        <table:table-row table:style-name="ro1">
          <table:table-cell office:value-type="string" calcext:value-type="string">
            <text:p>dusky_flathead</text:p>
          </table:table-cell>
          <table:table-cell office:value-type="float" office:value="643" calcext:value-type="float">
            <text:p>643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42.2535211267606" calcext:value-type="float">
            <text:p>42.2535211268</text:p>
          </table:table-cell>
          <table:table-cell office:value-type="float" office:value="55.3846153846154" calcext:value-type="float">
            <text:p>55.3846153846</text:p>
          </table:table-cell>
          <table:table-cell table:formula="of:=[.E20]-[.F20]" office:value-type="float" office:value="-13.1310942578548" calcext:value-type="float">
            <text:p>-13.1310942579</text:p>
          </table:table-cell>
          <table:table-cell/>
          <table:table-cell office:value-type="float" office:value="45.0704225352113" calcext:value-type="float">
            <text:p>45.0704225352</text:p>
          </table:table-cell>
          <table:table-cell table:formula="of:=[.I20]-[.E20]" office:value-type="float" office:value="2.81690140845067" calcext:value-type="float">
            <text:p>2.8169014085</text:p>
          </table:table-cell>
          <table:table-cell/>
          <table:table-cell office:value-type="float" office:value="43.6619718309859" calcext:value-type="float">
            <text:p>43.661971831</text:p>
          </table:table-cell>
          <table:table-cell table:formula="of:=[.L20]-[.E20]" office:value-type="float" office:value="1.40845070422531" calcext:value-type="float">
            <text:p>1.4084507042</text:p>
          </table:table-cell>
          <table:table-cell/>
          <table:table-cell office:value-type="float" office:value="42.2535211267606" calcext:value-type="float">
            <text:p>42.2535211268</text:p>
          </table:table-cell>
          <table:table-cell table:formula="of:=[.O20]-[.E20]" office:value-type="float" office:value="0" calcext:value-type="float">
            <text:p>0</text:p>
          </table:table-cell>
          <table:table-cell/>
          <table:table-cell office:value-type="float" office:value="42.2535211267606" calcext:value-type="float">
            <text:p>42.2535211268</text:p>
          </table:table-cell>
          <table:table-cell table:formula="of:=[.R20]-[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ypan_bream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formula="of:=[.E21]-[.F21]" office:value-type="float" office:value="-15" calcext:value-type="float">
            <text:p>-1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21]-[.E21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L21]-[.E21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O21]-[.E21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R21]-[.E21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iant_queenfish</text:p>
          </table:table-cell>
          <table:table-cell office:value-type="float" office:value="229" calcext:value-type="float">
            <text:p>22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.8333333333333" calcext:value-type="float">
            <text:p>45.8333333333</text:p>
          </table:table-cell>
          <table:table-cell office:value-type="float" office:value="30" calcext:value-type="float">
            <text:p>30</text:p>
          </table:table-cell>
          <table:table-cell table:formula="of:=[.E22]-[.F22]" office:value-type="float" office:value="15.8333333333333" calcext:value-type="float">
            <text:p>15.8333333333</text:p>
          </table:table-cell>
          <table:table-cell/>
          <table:table-cell office:value-type="float" office:value="45.8333333333333" calcext:value-type="float">
            <text:p>45.8333333333</text:p>
          </table:table-cell>
          <table:table-cell table:formula="of:=[.I22]-[.E22]" office:value-type="float" office:value="0" calcext:value-type="float">
            <text:p>0</text:p>
          </table:table-cell>
          <table:table-cell/>
          <table:table-cell office:value-type="float" office:value="45.8333333333333" calcext:value-type="float">
            <text:p>45.8333333333</text:p>
          </table:table-cell>
          <table:table-cell table:formula="of:=[.L22]-[.E22]" office:value-type="float" office:value="0" calcext:value-type="float">
            <text:p>0</text:p>
          </table:table-cell>
          <table:table-cell/>
          <table:table-cell office:value-type="float" office:value="45.8333333333333" calcext:value-type="float">
            <text:p>45.8333333333</text:p>
          </table:table-cell>
          <table:table-cell table:formula="of:=[.O22]-[.E22]" office:value-type="float" office:value="0" calcext:value-type="float">
            <text:p>0</text:p>
          </table:table-cell>
          <table:table-cell/>
          <table:table-cell office:value-type="float" office:value="41.6666666666667" calcext:value-type="float">
            <text:p>41.6666666667</text:p>
          </table:table-cell>
          <table:table-cell table:formula="of:=[.R22]-[.E22]" office:value-type="float" office:value="-4.16666666666663" calcext:value-type="float">
            <text:p>-4.1666666667</text:p>
          </table:table-cell>
        </table:table-row>
        <table:table-row table:style-name="ro1">
          <table:table-cell office:value-type="string" calcext:value-type="string">
            <text:p>giant_trevally</text:p>
          </table:table-cell>
          <table:table-cell office:value-type="float" office:value="760" calcext:value-type="float">
            <text:p>760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63.1578947368421" calcext:value-type="float">
            <text:p>63.1578947368</text:p>
          </table:table-cell>
          <table:table-cell office:value-type="float" office:value="71.4285714285714" calcext:value-type="float">
            <text:p>71.4285714286</text:p>
          </table:table-cell>
          <table:table-cell table:formula="of:=[.E23]-[.F23]" office:value-type="float" office:value="-8.2706766917293" calcext:value-type="float">
            <text:p>-8.2706766917</text:p>
          </table:table-cell>
          <table:table-cell/>
          <table:table-cell office:value-type="float" office:value="61.8421052631579" calcext:value-type="float">
            <text:p>61.8421052632</text:p>
          </table:table-cell>
          <table:table-cell table:formula="of:=[.I23]-[.E23]" office:value-type="float" office:value="-1.31578947368421" calcext:value-type="float">
            <text:p>-1.3157894737</text:p>
          </table:table-cell>
          <table:table-cell/>
          <table:table-cell office:value-type="float" office:value="63.1578947368421" calcext:value-type="float">
            <text:p>63.1578947368</text:p>
          </table:table-cell>
          <table:table-cell table:formula="of:=[.L23]-[.E23]" office:value-type="float" office:value="0" calcext:value-type="float">
            <text:p>0</text:p>
          </table:table-cell>
          <table:table-cell/>
          <table:table-cell office:value-type="float" office:value="55.2631578947369" calcext:value-type="float">
            <text:p>55.2631578947</text:p>
          </table:table-cell>
          <table:table-cell table:formula="of:=[.O23]-[.E23]" office:value-type="float" office:value="-7.89473684210525" calcext:value-type="float">
            <text:p>-7.8947368421</text:p>
          </table:table-cell>
          <table:table-cell/>
          <table:table-cell office:value-type="float" office:value="60.5263157894737" calcext:value-type="float">
            <text:p>60.5263157895</text:p>
          </table:table-cell>
          <table:table-cell table:formula="of:=[.R23]-[.E23]" office:value-type="float" office:value="-2.63157894736842" calcext:value-type="float">
            <text:p>-2.6315789474</text:p>
          </table:table-cell>
        </table:table-row>
        <table:table-row table:style-name="ro1">
          <table:table-cell office:value-type="string" calcext:value-type="string">
            <text:p>golden_snapper_fingermark</text:p>
          </table:table-cell>
          <table:table-cell office:value-type="float" office:value="815" calcext:value-type="float">
            <text:p>815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8.1081081081081" calcext:value-type="float">
            <text:p>58.1081081081</text:p>
          </table:table-cell>
          <table:table-cell office:value-type="float" office:value="60.6060606060606" calcext:value-type="float">
            <text:p>60.6060606061</text:p>
          </table:table-cell>
          <table:table-cell table:formula="of:=[.E24]-[.F24]" office:value-type="float" office:value="-2.4979524979525" calcext:value-type="float">
            <text:p>-2.497952498</text:p>
          </table:table-cell>
          <table:table-cell/>
          <table:table-cell office:value-type="float" office:value="63.5135135135135" calcext:value-type="float">
            <text:p>63.5135135135</text:p>
          </table:table-cell>
          <table:table-cell table:formula="of:=[.I24]-[.E24]" office:value-type="float" office:value="5.40540540540541" calcext:value-type="float">
            <text:p>5.4054054054</text:p>
          </table:table-cell>
          <table:table-cell/>
          <table:table-cell office:value-type="float" office:value="59.4594594594595" calcext:value-type="float">
            <text:p>59.4594594595</text:p>
          </table:table-cell>
          <table:table-cell table:formula="of:=[.L24]-[.E24]" office:value-type="float" office:value="1.35135135135136" calcext:value-type="float">
            <text:p>1.3513513514</text:p>
          </table:table-cell>
          <table:table-cell/>
          <table:table-cell office:value-type="float" office:value="63.5135135135135" calcext:value-type="float">
            <text:p>63.5135135135</text:p>
          </table:table-cell>
          <table:table-cell table:formula="of:=[.O24]-[.E24]" office:value-type="float" office:value="5.40540540540541" calcext:value-type="float">
            <text:p>5.4054054054</text:p>
          </table:table-cell>
          <table:table-cell/>
          <table:table-cell office:value-type="float" office:value="62.1621621621622" calcext:value-type="float">
            <text:p>62.1621621622</text:p>
          </table:table-cell>
          <table:table-cell table:formula="of:=[.R24]-[.E24]" office:value-type="float" office:value="4.05405405405406" calcext:value-type="float">
            <text:p>4.0540540541</text:p>
          </table:table-cell>
        </table:table-row>
        <table:table-row table:style-name="ro1">
          <table:table-cell office:value-type="string" calcext:value-type="string">
            <text:p>golden_trevally</text:p>
          </table:table-cell>
          <table:table-cell office:value-type="float" office:value="1426" calcext:value-type="float">
            <text:p>1426</text:p>
          </table:table-cell>
          <table:table-cell office:value-type="float" office:value="158" calcext:value-type="float">
            <text:p>158</text:p>
          </table:table-cell>
          <table:table-cell office:value-type="float" office:value="105" calcext:value-type="float">
            <text:p>105</text:p>
          </table:table-cell>
          <table:table-cell office:value-type="float" office:value="66.4556962025316" calcext:value-type="float">
            <text:p>66.4556962025</text:p>
          </table:table-cell>
          <table:table-cell office:value-type="float" office:value="71.9298245614035" calcext:value-type="float">
            <text:p>71.9298245614</text:p>
          </table:table-cell>
          <table:table-cell table:formula="of:=[.E25]-[.F25]" office:value-type="float" office:value="-5.47412835887191" calcext:value-type="float">
            <text:p>-5.4741283589</text:p>
          </table:table-cell>
          <table:table-cell/>
          <table:table-cell office:value-type="float" office:value="66.4556962025316" calcext:value-type="float">
            <text:p>66.4556962025</text:p>
          </table:table-cell>
          <table:table-cell table:formula="of:=[.I25]-[.E25]" office:value-type="float" office:value="0" calcext:value-type="float">
            <text:p>0</text:p>
          </table:table-cell>
          <table:table-cell/>
          <table:table-cell office:value-type="float" office:value="63.9240506329114" calcext:value-type="float">
            <text:p>63.9240506329</text:p>
          </table:table-cell>
          <table:table-cell table:formula="of:=[.L25]-[.E25]" office:value-type="float" office:value="-2.53164556962021" calcext:value-type="float">
            <text:p>-2.5316455696</text:p>
          </table:table-cell>
          <table:table-cell/>
          <table:table-cell office:value-type="float" office:value="63.9240506329114" calcext:value-type="float">
            <text:p>63.9240506329</text:p>
          </table:table-cell>
          <table:table-cell table:formula="of:=[.O25]-[.E25]" office:value-type="float" office:value="-2.53164556962021" calcext:value-type="float">
            <text:p>-2.5316455696</text:p>
          </table:table-cell>
          <table:table-cell/>
          <table:table-cell office:value-type="float" office:value="65.1898734177215" calcext:value-type="float">
            <text:p>65.1898734177</text:p>
          </table:table-cell>
          <table:table-cell table:formula="of:=[.R25]-[.E25]" office:value-type="float" office:value="-1.26582278481007" calcext:value-type="float">
            <text:p>-1.2658227848</text:p>
          </table:table-cell>
        </table:table-row>
        <table:table-row table:style-name="ro1">
          <table:table-cell office:value-type="string" calcext:value-type="string">
            <text:p>goldenline_whiti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E26]-[.F26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26]-[.E26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26]-[.E26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O26]-[.E26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R26]-[.E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spotted_rockcod_estuary_cod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66.6666666666667" calcext:value-type="float">
            <text:p>66.6666666667</text:p>
          </table:table-cell>
          <table:table-cell table:formula="of:=[.E27]-[.F27]" office:value-type="float" office:value="-22.2222222222223" calcext:value-type="float">
            <text:p>-22.2222222222</text:p>
          </table:table-cell>
          <table:table-cell/>
          <table:table-cell office:value-type="float" office:value="44.4444444444444" calcext:value-type="float">
            <text:p>44.4444444444</text:p>
          </table:table-cell>
          <table:table-cell table:formula="of:=[.I27]-[.E27]" office:value-type="float" office:value="0" calcext:value-type="float">
            <text:p>0</text:p>
          </table:table-cell>
          <table:table-cell/>
          <table:table-cell office:value-type="float" office:value="44.4444444444444" calcext:value-type="float">
            <text:p>44.4444444444</text:p>
          </table:table-cell>
          <table:table-cell table:formula="of:=[.L27]-[.E27]" office:value-type="float" office:value="0" calcext:value-type="float">
            <text:p>0</text:p>
          </table:table-cell>
          <table:table-cell/>
          <table:table-cell office:value-type="float" office:value="44.4444444444444" calcext:value-type="float">
            <text:p>44.4444444444</text:p>
          </table:table-cell>
          <table:table-cell table:formula="of:=[.O27]-[.E27]" office:value-type="float" office:value="0" calcext:value-type="float">
            <text:p>0</text:p>
          </table:table-cell>
          <table:table-cell/>
          <table:table-cell office:value-type="float" office:value="44.4444444444444" calcext:value-type="float">
            <text:p>44.4444444444</text:p>
          </table:table-cell>
          <table:table-cell table:formula="of:=[.R27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6.1538461538462" calcext:value-type="float">
            <text:p>46.1538461538</text:p>
          </table:table-cell>
          <table:table-cell table:formula="of:=[.E28]-[.F28]" office:value-type="float" office:value="13.8461538461538" calcext:value-type="float">
            <text:p>13.846153846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28]-[.E28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L28]-[.E28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O28]-[.E28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R28]-[.E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1699" calcext:value-type="float">
            <text:p>1699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51.0791366906475" calcext:value-type="float">
            <text:p>51.0791366906</text:p>
          </table:table-cell>
          <table:table-cell office:value-type="float" office:value="75.2941176470588" calcext:value-type="float">
            <text:p>75.2941176471</text:p>
          </table:table-cell>
          <table:table-cell table:formula="of:=[.E29]-[.F29]" office:value-type="float" office:value="-24.2149809564113" calcext:value-type="float">
            <text:p>-24.2149809564</text:p>
          </table:table-cell>
          <table:table-cell/>
          <table:table-cell office:value-type="float" office:value="53.9568345323741" calcext:value-type="float">
            <text:p>53.9568345324</text:p>
          </table:table-cell>
          <table:table-cell table:formula="of:=[.I29]-[.E29]" office:value-type="float" office:value="2.87769784172659" calcext:value-type="float">
            <text:p>2.8776978417</text:p>
          </table:table-cell>
          <table:table-cell/>
          <table:table-cell office:value-type="float" office:value="53.9568345323741" calcext:value-type="float">
            <text:p>53.9568345324</text:p>
          </table:table-cell>
          <table:table-cell table:formula="of:=[.L29]-[.E29]" office:value-type="float" office:value="2.87769784172659" calcext:value-type="float">
            <text:p>2.8776978417</text:p>
          </table:table-cell>
          <table:table-cell/>
          <table:table-cell office:value-type="float" office:value="51.7985611510791" calcext:value-type="float">
            <text:p>51.7985611511</text:p>
          </table:table-cell>
          <table:table-cell table:formula="of:=[.O29]-[.E29]" office:value-type="float" office:value="0.719424460431632" calcext:value-type="float">
            <text:p>0.7194244604</text:p>
          </table:table-cell>
          <table:table-cell/>
          <table:table-cell office:value-type="float" office:value="50.3597122302158" calcext:value-type="float">
            <text:p>50.3597122302</text:p>
          </table:table-cell>
          <table:table-cell table:formula="of:=[.R29]-[.E29]" office:value-type="float" office:value="-0.719424460431675" calcext:value-type="float">
            <text:p>-0.7194244604</text:p>
          </table:table-cell>
        </table:table-row>
        <table:table-row table:style-name="ro1">
          <table:table-cell office:value-type="string" calcext:value-type="string">
            <text:p>grey_mackerel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table:formula="of:=[.E30]-[.F30]" office:value-type="float" office:value="-33.3333333333333" calcext:value-type="float">
            <text:p>-33.333333333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30]-[.E3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0]-[.E3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30]-[.E3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30]-[.E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.4615384615385" calcext:value-type="float">
            <text:p>38.4615384615</text:p>
          </table:table-cell>
          <table:table-cell office:value-type="float" office:value="33.3333333333333" calcext:value-type="float">
            <text:p>33.3333333333</text:p>
          </table:table-cell>
          <table:table-cell table:formula="of:=[.E31]-[.F31]" office:value-type="float" office:value="5.1282051282052" calcext:value-type="float">
            <text:p>5.1282051282</text:p>
          </table:table-cell>
          <table:table-cell/>
          <table:table-cell office:value-type="float" office:value="38.4615384615385" calcext:value-type="float">
            <text:p>38.4615384615</text:p>
          </table:table-cell>
          <table:table-cell table:formula="of:=[.I31]-[.E31]" office:value-type="float" office:value="0" calcext:value-type="float">
            <text:p>0</text:p>
          </table:table-cell>
          <table:table-cell/>
          <table:table-cell office:value-type="float" office:value="38.4615384615385" calcext:value-type="float">
            <text:p>38.4615384615</text:p>
          </table:table-cell>
          <table:table-cell table:formula="of:=[.L31]-[.E31]" office:value-type="float" office:value="0" calcext:value-type="float">
            <text:p>0</text:p>
          </table:table-cell>
          <table:table-cell/>
          <table:table-cell office:value-type="float" office:value="38.4615384615385" calcext:value-type="float">
            <text:p>38.4615384615</text:p>
          </table:table-cell>
          <table:table-cell table:formula="of:=[.O31]-[.E31]" office:value-type="float" office:value="0" calcext:value-type="float">
            <text:p>0</text:p>
          </table:table-cell>
          <table:table-cell/>
          <table:table-cell office:value-type="float" office:value="38.4615384615385" calcext:value-type="float">
            <text:p>38.4615384615</text:p>
          </table:table-cell>
          <table:table-cell table:formula="of:=[.R31]-[.E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32]-[.F32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32]-[.E32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32]-[.E32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O32]-[.E32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R32]-[.E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57.1428571428571" calcext:value-type="float">
            <text:p>57.1428571429</text:p>
          </table:table-cell>
          <table:table-cell table:formula="of:=[.E33]-[.F33]" office:value-type="float" office:value="17.8571428571429" calcext:value-type="float">
            <text:p>17.857142857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I33]-[.E33]"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table:formula="of:=[.L33]-[.E33]" office:value-type="float" office:value="-12.5" calcext:value-type="float">
            <text:p>-12.5</text:p>
          </table:table-cell>
          <table:table-cell/>
          <table:table-cell office:value-type="float" office:value="56.25" calcext:value-type="float">
            <text:p>56.25</text:p>
          </table:table-cell>
          <table:table-cell table:formula="of:=[.O33]-[.E33]" office:value-type="float" office:value="-18.75" calcext:value-type="float">
            <text:p>-18.7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R33]-[.E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ping_bonit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33.3333333333333" calcext:value-type="float">
            <text:p>33.3333333333</text:p>
          </table:table-cell>
          <table:table-cell table:formula="of:=[.E34]-[.F34]" office:value-type="float" office:value="-19.047619047619" calcext:value-type="float">
            <text:p>-19.0476190476</text:p>
          </table:table-cell>
          <table:table-cell/>
          <table:table-cell office:value-type="float" office:value="21.4285714285714" calcext:value-type="float">
            <text:p>21.4285714286</text:p>
          </table:table-cell>
          <table:table-cell table:formula="of:=[.I34]-[.E34]" office:value-type="float" office:value="7.14285714285713" calcext:value-type="float">
            <text:p>7.1428571429</text:p>
          </table:table-cell>
          <table:table-cell/>
          <table:table-cell office:value-type="float" office:value="14.2857142857143" calcext:value-type="float">
            <text:p>14.2857142857</text:p>
          </table:table-cell>
          <table:table-cell table:formula="of:=[.L34]-[.E34]" office:value-type="float" office:value="0" calcext:value-type="float">
            <text:p>0</text:p>
          </table:table-cell>
          <table:table-cell/>
          <table:table-cell office:value-type="float" office:value="14.2857142857143" calcext:value-type="float">
            <text:p>14.2857142857</text:p>
          </table:table-cell>
          <table:table-cell table:formula="of:=[.O34]-[.E34]" office:value-type="float" office:value="0" calcext:value-type="float">
            <text:p>0</text:p>
          </table:table-cell>
          <table:table-cell/>
          <table:table-cell office:value-type="float" office:value="21.4285714285714" calcext:value-type="float">
            <text:p>21.4285714286</text:p>
          </table:table-cell>
          <table:table-cell table:formula="of:=[.R34]-[.E34]" office:value-type="float" office:value="7.14285714285713" calcext:value-type="float">
            <text:p>7.1428571429</text:p>
          </table:table-cell>
        </table:table-row>
        <table:table-row table:style-name="ro1">
          <table:table-cell table:style-name="ce1" office:value-type="string" calcext:value-type="string">
            <text:p>lesser_queenfish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45454545455" calcext:value-type="float">
            <text:p>45.4545454545</text:p>
          </table:table-cell>
          <table:table-cell office:value-type="float" office:value="66.6666666666667" calcext:value-type="float">
            <text:p>66.6666666667</text:p>
          </table:table-cell>
          <table:table-cell table:formula="of:=[.E35]-[.F35]" office:value-type="float" office:value="-21.2121212121212" calcext:value-type="float">
            <text:p>-21.2121212121</text:p>
          </table:table-cell>
          <table:table-cell/>
          <table:table-cell office:value-type="float" office:value="54.5454545454545" calcext:value-type="float">
            <text:p>54.5454545455</text:p>
          </table:table-cell>
          <table:table-cell table:formula="of:=[.I35]-[.E35]" office:value-type="float" office:value="9.09090909090904" calcext:value-type="float">
            <text:p>9.0909090909</text:p>
          </table:table-cell>
          <table:table-cell/>
          <table:table-cell office:value-type="float" office:value="45.4545454545455" calcext:value-type="float">
            <text:p>45.4545454545</text:p>
          </table:table-cell>
          <table:table-cell table:formula="of:=[.L35]-[.E35]" office:value-type="float" office:value="0" calcext:value-type="float">
            <text:p>0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O35]-[.E35]" office:value-type="float" office:value="21.2121212121212" calcext:value-type="float">
            <text:p>21.2121212121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R35]-[.E35]"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559" calcext:value-type="float">
            <text:p>55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8.3333333333333" calcext:value-type="float">
            <text:p>28.3333333333</text:p>
          </table:table-cell>
          <table:table-cell office:value-type="float" office:value="40" calcext:value-type="float">
            <text:p>40</text:p>
          </table:table-cell>
          <table:table-cell table:formula="of:=[.E36]-[.F36]" office:value-type="float" office:value="-11.6666666666667" calcext:value-type="float">
            <text:p>-11.6666666667</text:p>
          </table:table-cell>
          <table:table-cell/>
          <table:table-cell office:value-type="float" office:value="31.6666666666667" calcext:value-type="float">
            <text:p>31.6666666667</text:p>
          </table:table-cell>
          <table:table-cell table:formula="of:=[.I36]-[.E36]" office:value-type="float" office:value="3.33333333333336" calcext:value-type="float">
            <text:p>3.3333333333</text:p>
          </table:table-cell>
          <table:table-cell/>
          <table:table-cell office:value-type="float" office:value="36.6666666666667" calcext:value-type="float">
            <text:p>36.6666666667</text:p>
          </table:table-cell>
          <table:table-cell table:formula="of:=[.L36]-[.E36]" office:value-type="float" office:value="8.33333333333336" calcext:value-type="float">
            <text:p>8.3333333333</text:p>
          </table:table-cell>
          <table:table-cell/>
          <table:table-cell office:value-type="float" office:value="36.6666666666667" calcext:value-type="float">
            <text:p>36.6666666667</text:p>
          </table:table-cell>
          <table:table-cell table:formula="of:=[.O36]-[.E36]" office:value-type="float" office:value="8.33333333333336" calcext:value-type="float">
            <text:p>8.333333333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R36]-[.E36]" office:value-type="float" office:value="6.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9.6428571428571" calcext:value-type="float">
            <text:p>69.6428571429</text:p>
          </table:table-cell>
          <table:table-cell office:value-type="float" office:value="81.25" calcext:value-type="float">
            <text:p>81.25</text:p>
          </table:table-cell>
          <table:table-cell table:formula="of:=[.E37]-[.F37]" office:value-type="float" office:value="-11.6071428571429" calcext:value-type="float">
            <text:p>-11.6071428571</text:p>
          </table:table-cell>
          <table:table-cell/>
          <table:table-cell office:value-type="float" office:value="67.8571428571429" calcext:value-type="float">
            <text:p>67.8571428571</text:p>
          </table:table-cell>
          <table:table-cell table:formula="of:=[.I37]-[.E37]" office:value-type="float" office:value="-1.78571428571424" calcext:value-type="float">
            <text:p>-1.7857142857</text:p>
          </table:table-cell>
          <table:table-cell/>
          <table:table-cell office:value-type="float" office:value="73.2142857142857" calcext:value-type="float">
            <text:p>73.2142857143</text:p>
          </table:table-cell>
          <table:table-cell table:formula="of:=[.L37]-[.E37]" office:value-type="float" office:value="3.57142857142861" calcext:value-type="float">
            <text:p>3.5714285714</text:p>
          </table:table-cell>
          <table:table-cell/>
          <table:table-cell office:value-type="float" office:value="73.2142857142857" calcext:value-type="float">
            <text:p>73.2142857143</text:p>
          </table:table-cell>
          <table:table-cell table:formula="of:=[.O37]-[.E37]" office:value-type="float" office:value="3.57142857142861" calcext:value-type="float">
            <text:p>3.5714285714</text:p>
          </table:table-cell>
          <table:table-cell/>
          <table:table-cell office:value-type="float" office:value="67.8571428571429" calcext:value-type="float">
            <text:p>67.8571428571</text:p>
          </table:table-cell>
          <table:table-cell table:formula="of:=[.R37]-[.E37]" office:value-type="float" office:value="-1.78571428571424" calcext:value-type="float">
            <text:p>-1.7857142857</text:p>
          </table:table-cell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412" calcext:value-type="float">
            <text:p>41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56.7567567567568" calcext:value-type="float">
            <text:p>56.7567567568</text:p>
          </table:table-cell>
          <table:table-cell table:formula="of:=[.E38]-[.F38]" office:value-type="float" office:value="12.4740124740124" calcext:value-type="float">
            <text:p>12.474012474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I38]-[.E38]" office:value-type="float" office:value="-2.56410256410254" calcext:value-type="float">
            <text:p>-2.5641025641</text:p>
          </table:table-cell>
          <table:table-cell/>
          <table:table-cell office:value-type="float" office:value="64.1025641025641" calcext:value-type="float">
            <text:p>64.1025641026</text:p>
          </table:table-cell>
          <table:table-cell table:formula="of:=[.L38]-[.E38]" office:value-type="float" office:value="-5.1282051282051" calcext:value-type="float">
            <text:p>-5.1282051282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O38]-[.E38]" office:value-type="float" office:value="-2.56410256410254" calcext:value-type="float">
            <text:p>-2.5641025641</text:p>
          </table:table-cell>
          <table:table-cell/>
          <table:table-cell office:value-type="float" office:value="64.1025641025641" calcext:value-type="float">
            <text:p>64.1025641026</text:p>
          </table:table-cell>
          <table:table-cell table:formula="of:=[.R38]-[.E38]" office:value-type="float" office:value="-5.1282051282051" calcext:value-type="float">
            <text:p>-5.1282051282</text:p>
          </table:table-cell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844" calcext:value-type="float">
            <text:p>844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72.3684210526316" calcext:value-type="float">
            <text:p>72.3684210526</text:p>
          </table:table-cell>
          <table:table-cell office:value-type="float" office:value="77.027027027027" calcext:value-type="float">
            <text:p>77.027027027</text:p>
          </table:table-cell>
          <table:table-cell table:formula="of:=[.E39]-[.F39]" office:value-type="float" office:value="-4.6586059743954" calcext:value-type="float">
            <text:p>-4.6586059744</text:p>
          </table:table-cell>
          <table:table-cell/>
          <table:table-cell office:value-type="float" office:value="71.0526315789474" calcext:value-type="float">
            <text:p>71.0526315789</text:p>
          </table:table-cell>
          <table:table-cell table:formula="of:=[.I39]-[.E39]" office:value-type="float" office:value="-1.31578947368423" calcext:value-type="float">
            <text:p>-1.3157894737</text:p>
          </table:table-cell>
          <table:table-cell/>
          <table:table-cell office:value-type="float" office:value="68.421052631579" calcext:value-type="float">
            <text:p>68.4210526316</text:p>
          </table:table-cell>
          <table:table-cell table:formula="of:=[.L39]-[.E39]" office:value-type="float" office:value="-3.94736842105266" calcext:value-type="float">
            <text:p>-3.9473684211</text:p>
          </table:table-cell>
          <table:table-cell/>
          <table:table-cell office:value-type="float" office:value="71.0526315789474" calcext:value-type="float">
            <text:p>71.0526315789</text:p>
          </table:table-cell>
          <table:table-cell table:formula="of:=[.O39]-[.E39]" office:value-type="float" office:value="-1.31578947368423" calcext:value-type="float">
            <text:p>-1.3157894737</text:p>
          </table:table-cell>
          <table:table-cell/>
          <table:table-cell office:value-type="float" office:value="71.0526315789474" calcext:value-type="float">
            <text:p>71.0526315789</text:p>
          </table:table-cell>
          <table:table-cell table:formula="of:=[.R39]-[.E39]" office:value-type="float" office:value="-1.31578947368423" calcext:value-type="float">
            <text:p>-1.3157894737</text:p>
          </table:table-cell>
        </table:table-row>
        <table:table-row table:style-name="ro1">
          <table:table-cell office:value-type="string" calcext:value-type="string">
            <text:p>mangrove_jack</text:p>
          </table:table-cell>
          <table:table-cell office:value-type="float" office:value="1164" calcext:value-type="float">
            <text:p>1164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63.302752293578" calcext:value-type="float">
            <text:p>63.3027522936</text:p>
          </table:table-cell>
          <table:table-cell office:value-type="float" office:value="65.5913978494624" calcext:value-type="float">
            <text:p>65.5913978495</text:p>
          </table:table-cell>
          <table:table-cell table:formula="of:=[.E40]-[.F40]" office:value-type="float" office:value="-2.28864555588439" calcext:value-type="float">
            <text:p>-2.2886455559</text:p>
          </table:table-cell>
          <table:table-cell/>
          <table:table-cell office:value-type="float" office:value="63.302752293578" calcext:value-type="float">
            <text:p>63.3027522936</text:p>
          </table:table-cell>
          <table:table-cell table:formula="of:=[.I40]-[.E40]" office:value-type="float" office:value="0" calcext:value-type="float">
            <text:p>0</text:p>
          </table:table-cell>
          <table:table-cell/>
          <table:table-cell office:value-type="float" office:value="62.3853211009174" calcext:value-type="float">
            <text:p>62.3853211009</text:p>
          </table:table-cell>
          <table:table-cell table:formula="of:=[.L40]-[.E40]" office:value-type="float" office:value="-0.917431192660565" calcext:value-type="float">
            <text:p>-0.9174311927</text:p>
          </table:table-cell>
          <table:table-cell/>
          <table:table-cell office:value-type="float" office:value="55.9633027522936" calcext:value-type="float">
            <text:p>55.9633027523</text:p>
          </table:table-cell>
          <table:table-cell table:formula="of:=[.O40]-[.E40]" office:value-type="float" office:value="-7.33944954128443" calcext:value-type="float">
            <text:p>-7.3394495413</text:p>
          </table:table-cell>
          <table:table-cell/>
          <table:table-cell office:value-type="float" office:value="61.4678899082569" calcext:value-type="float">
            <text:p>61.4678899083</text:p>
          </table:table-cell>
          <table:table-cell table:formula="of:=[.R40]-[.E40]" office:value-type="float" office:value="-1.83486238532112" calcext:value-type="float">
            <text:p>-1.8348623853</text:p>
          </table:table-cell>
        </table:table-row>
        <table:table-row table:style-name="ro1">
          <table:table-cell office:value-type="string" calcext:value-type="string">
            <text:p>mulloway</text:p>
          </table:table-cell>
          <table:table-cell office:value-type="float" office:value="602" calcext:value-type="float">
            <text:p>60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1.25" calcext:value-type="float">
            <text:p>31.25</text:p>
          </table:table-cell>
          <table:table-cell office:value-type="float" office:value="21.5686274509804" calcext:value-type="float">
            <text:p>21.568627451</text:p>
          </table:table-cell>
          <table:table-cell table:formula="of:=[.E41]-[.F41]" office:value-type="float" office:value="9.6813725490196" calcext:value-type="float">
            <text:p>9.681372549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I41]-[.E41]" office:value-type="float" office:value="6.25" calcext:value-type="float">
            <text:p>6.25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L41]-[.E41]" office:value-type="float" office:value="6.25" calcext:value-type="float">
            <text:p>6.25</text:p>
          </table:table-cell>
          <table:table-cell/>
          <table:table-cell office:value-type="float" office:value="31.25" calcext:value-type="float">
            <text:p>31.25</text:p>
          </table:table-cell>
          <table:table-cell table:formula="of:=[.O41]-[.E41]" office:value-type="float" office:value="0" calcext:value-type="float">
            <text:p>0</text:p>
          </table:table-cell>
          <table:table-cell/>
          <table:table-cell office:value-type="float" office:value="31.25" calcext:value-type="float">
            <text:p>31.25</text:p>
          </table:table-cell>
          <table:table-cell table:formula="of:=[.R41]-[.E41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edleskin_queenfish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100" calcext:value-type="float">
            <text:p>100</text:p>
          </table:table-cell>
          <table:table-cell table:formula="of:=[.E42]-[.F42]" office:value-type="float" office:value="-14.2857142857143" calcext:value-type="float">
            <text:p>-14.2857142857</text:p>
          </table:table-cell>
          <table:table-cell/>
          <table:table-cell office:value-type="float" office:value="85.7142857142857" calcext:value-type="float">
            <text:p>85.7142857143</text:p>
          </table:table-cell>
          <table:table-cell table:formula="of:=[.I42]-[.E42]" office:value-type="float" office:value="0" calcext:value-type="float">
            <text:p>0</text:p>
          </table:table-cell>
          <table:table-cell/>
          <table:table-cell office:value-type="float" office:value="85.7142857142857" calcext:value-type="float">
            <text:p>85.7142857143</text:p>
          </table:table-cell>
          <table:table-cell table:formula="of:=[.L42]-[.E42]" office:value-type="float" office:value="0" calcext:value-type="float">
            <text:p>0</text:p>
          </table:table-cell>
          <table:table-cell/>
          <table:table-cell office:value-type="float" office:value="85.7142857142857" calcext:value-type="float">
            <text:p>85.7142857143</text:p>
          </table:table-cell>
          <table:table-cell table:formula="of:=[.O42]-[.E42]" office:value-type="float" office:value="0" calcext:value-type="float">
            <text:p>0</text:p>
          </table:table-cell>
          <table:table-cell/>
          <table:table-cell office:value-type="float" office:value="85.7142857142857" calcext:value-type="float">
            <text:p>85.7142857143</text:p>
          </table:table-cell>
          <table:table-cell table:formula="of:=[.R42]-[.E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43]-[.F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43]-[.E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43]-[.E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43]-[.E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_whiting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83.3333333333333" calcext:value-type="float">
            <text:p>83.3333333333</text:p>
          </table:table-cell>
          <table:table-cell table:formula="of:=[.E44]-[.F44]" office:value-type="float" office:value="-16.6666666666666" calcext:value-type="float">
            <text:p>-16.6666666667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I44]-[.E44]" office:value-type="float" office:value="0" calcext:value-type="float">
            <text:p>0</text:p>
          </table:table-cell>
          <table:table-cell/>
          <table:table-cell office:value-type="float" office:value="83.3333333333333" calcext:value-type="float">
            <text:p>83.3333333333</text:p>
          </table:table-cell>
          <table:table-cell table:formula="of:=[.L44]-[.E44]" office:value-type="float" office:value="16.6666666666666" calcext:value-type="float">
            <text:p>16.6666666667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O44]-[.E44]" office:value-type="float" office:value="0" calcext:value-type="float">
            <text:p>0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R44]-[.E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2.2222222222222" calcext:value-type="float">
            <text:p>42.2222222222</text:p>
          </table:table-cell>
          <table:table-cell office:value-type="float" office:value="60.8695652173913" calcext:value-type="float">
            <text:p>60.8695652174</text:p>
          </table:table-cell>
          <table:table-cell table:formula="of:=[.E45]-[.F45]" office:value-type="float" office:value="-18.6473429951691" calcext:value-type="float">
            <text:p>-18.6473429952</text:p>
          </table:table-cell>
          <table:table-cell/>
          <table:table-cell office:value-type="float" office:value="42.2222222222222" calcext:value-type="float">
            <text:p>42.2222222222</text:p>
          </table:table-cell>
          <table:table-cell table:formula="of:=[.I45]-[.E45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45]-[.E45]" office:value-type="float" office:value="-2.2222222222222" calcext:value-type="float">
            <text:p>-2.22222222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O45]-[.E45]" office:value-type="float" office:value="-2.2222222222222" calcext:value-type="float">
            <text:p>-2.22222222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R45]-[.E45]" office:value-type="float" office:value="-2.2222222222222" calcext:value-type="float">
            <text:p>-2.2222222222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5.6043956043956" calcext:value-type="float">
            <text:p>95.6043956044</text:p>
          </table:table-cell>
          <table:table-cell table:formula="of:=[.E46]-[.F46]" office:value-type="float" office:value="4.39560439560439" calcext:value-type="float">
            <text:p>4.395604395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46]-[.E46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46]-[.E46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O46]-[.E46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R46]-[.E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ey_bream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83.3333333333333" calcext:value-type="float">
            <text:p>83.3333333333</text:p>
          </table:table-cell>
          <table:table-cell table:formula="of:=[.E47]-[.F47]" office:value-type="float" office:value="-16.6666666666666" calcext:value-type="float">
            <text:p>-16.6666666667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I47]-[.E47]" office:value-type="float" office:value="0" calcext:value-type="float">
            <text:p>0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L47]-[.E47]" office:value-type="float" office:value="0" calcext:value-type="float">
            <text:p>0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O47]-[.E47]" office:value-type="float" office:value="0" calcext:value-type="float">
            <text:p>0</text:p>
          </table:table-cell>
          <table:table-cell/>
          <table:table-cell office:value-type="float" office:value="66.6666666666667" calcext:value-type="float">
            <text:p>66.6666666667</text:p>
          </table:table-cell>
          <table:table-cell table:formula="of:=[.R47]-[.E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formula="of:=[.E48]-[.F48]" office:value-type="float" office:value="-34" calcext:value-type="float">
            <text:p>-3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48]-[.E48]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L48]-[.E48]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48]-[.E48]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R48]-[.E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ver_garfis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49]-[.F49]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49]-[.E49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49]-[.E49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O49]-[.E49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R49]-[.E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50]-[.F50]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50]-[.E5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0]-[.E50]" office:value-type="float" office:value="-100" calcext:value-type="float">
            <text:p>-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50]-[.E50]" office:value-type="float" office:value="-100" calcext:value-type="float">
            <text:p>-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R50]-[.E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sonfish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65.9574468085106" calcext:value-type="float">
            <text:p>65.9574468085</text:p>
          </table:table-cell>
          <table:table-cell office:value-type="float" office:value="74.4186046511628" calcext:value-type="float">
            <text:p>74.4186046512</text:p>
          </table:table-cell>
          <table:table-cell table:formula="of:=[.E51]-[.F51]" office:value-type="float" office:value="-8.4611578426522" calcext:value-type="float">
            <text:p>-8.4611578427</text:p>
          </table:table-cell>
          <table:table-cell/>
          <table:table-cell office:value-type="float" office:value="68.0851063829787" calcext:value-type="float">
            <text:p>68.085106383</text:p>
          </table:table-cell>
          <table:table-cell table:formula="of:=[.I51]-[.E51]" office:value-type="float" office:value="2.12765957446813" calcext:value-type="float">
            <text:p>2.1276595745</text:p>
          </table:table-cell>
          <table:table-cell/>
          <table:table-cell office:value-type="float" office:value="65.9574468085106" calcext:value-type="float">
            <text:p>65.9574468085</text:p>
          </table:table-cell>
          <table:table-cell table:formula="of:=[.L51]-[.E51]" office:value-type="float" office:value="0" calcext:value-type="float">
            <text:p>0</text:p>
          </table:table-cell>
          <table:table-cell/>
          <table:table-cell office:value-type="float" office:value="68.0851063829787" calcext:value-type="float">
            <text:p>68.085106383</text:p>
          </table:table-cell>
          <table:table-cell table:formula="of:=[.O51]-[.E51]" office:value-type="float" office:value="2.12765957446813" calcext:value-type="float">
            <text:p>2.1276595745</text:p>
          </table:table-cell>
          <table:table-cell/>
          <table:table-cell office:value-type="float" office:value="65.9574468085106" calcext:value-type="float">
            <text:p>65.9574468085</text:p>
          </table:table-cell>
          <table:table-cell table:formula="of:=[.R51]-[.E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_whiting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40" calcext:value-type="float">
            <text:p>40</text:p>
          </table:table-cell>
          <table:table-cell table:formula="of:=[.E52]-[.F52]" office:value-type="float" office:value="15.5555555555556" calcext:value-type="float">
            <text:p>15.555555555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52]-[.E52]" office:value-type="float" office:value="-5.5555555555556" calcext:value-type="float">
            <text:p>-5.555555555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52]-[.E52]" office:value-type="float" office:value="-5.5555555555556" calcext:value-type="float">
            <text:p>-5.5555555556</text:p>
          </table:table-cell>
          <table:table-cell/>
          <table:table-cell office:value-type="float" office:value="44.4444444444444" calcext:value-type="float">
            <text:p>44.4444444444</text:p>
          </table:table-cell>
          <table:table-cell table:formula="of:=[.O52]-[.E52]" office:value-type="float" office:value="-11.1111111111112" calcext:value-type="float">
            <text:p>-11.111111111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R52]-[.E52]" office:value-type="float" office:value="-5.5555555555556" calcext:value-type="float">
            <text:p>-5.5555555556</text:p>
          </table:table-cell>
        </table:table-row>
        <table:table-row table:style-name="ro1">
          <table:table-cell office:value-type="string" calcext:value-type="string">
            <text:p>scaly_jewf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3]-[.F5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53]-[.E5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]-[.E5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53]-[.E5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53]-[.E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_mackerel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7.1428571428571" calcext:value-type="float">
            <text:p>57.1428571429</text:p>
          </table:table-cell>
          <table:table-cell table:formula="of:=[.E54]-[.F54]" office:value-type="float" office:value="-7.1428571428571" calcext:value-type="float">
            <text:p>-7.142857142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54]-[.E54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54]-[.E54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O54]-[.E54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R54]-[.E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</text:p>
          </table:table-cell>
          <table:table-cell office:value-type="float" office:value="100" calcext:value-type="float">
            <text:p>100</text:p>
          </table:table-cell>
          <table:table-cell table:formula="of:=[.E55]-[.F55]" office:value-type="float" office:value="-27.7777777777778" calcext:value-type="float">
            <text:p>-27.7777777778</text:p>
          </table:table-cell>
          <table:table-cell/>
          <table:table-cell office:value-type="float" office:value="72.2222222222222" calcext:value-type="float">
            <text:p>72.2222222222</text:p>
          </table:table-cell>
          <table:table-cell table:formula="of:=[.I55]-[.E55]" office:value-type="float" office:value="0" calcext:value-type="float">
            <text:p>0</text:p>
          </table:table-cell>
          <table:table-cell/>
          <table:table-cell office:value-type="float" office:value="72.2222222222222" calcext:value-type="float">
            <text:p>72.2222222222</text:p>
          </table:table-cell>
          <table:table-cell table:formula="of:=[.L55]-[.E55]" office:value-type="float" office:value="0" calcext:value-type="float">
            <text:p>0</text:p>
          </table:table-cell>
          <table:table-cell/>
          <table:table-cell office:value-type="float" office:value="72.2222222222222" calcext:value-type="float">
            <text:p>72.2222222222</text:p>
          </table:table-cell>
          <table:table-cell table:formula="of:=[.O55]-[.E55]" office:value-type="float" office:value="0" calcext:value-type="float">
            <text:p>0</text:p>
          </table:table-cell>
          <table:table-cell/>
          <table:table-cell office:value-type="float" office:value="72.2222222222222" calcext:value-type="float">
            <text:p>72.2222222222</text:p>
          </table:table-cell>
          <table:table-cell table:formula="of:=[.R55]-[.E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90" calcext:value-type="float">
            <text:p>90</text:p>
          </table:table-cell>
          <table:table-cell table:formula="of:=[.E56]-[.F56]" office:value-type="float" office:value="-63.3333333333333" calcext:value-type="float">
            <text:p>-63.3333333333</text:p>
          </table:table-cell>
          <table:table-cell/>
          <table:table-cell office:value-type="float" office:value="26.6666666666667" calcext:value-type="float">
            <text:p>26.6666666667</text:p>
          </table:table-cell>
          <table:table-cell table:formula="of:=[.I56]-[.E56]" office:value-type="float" office:value="0" calcext:value-type="float">
            <text:p>0</text:p>
          </table:table-cell>
          <table:table-cell/>
          <table:table-cell office:value-type="float" office:value="26.6666666666667" calcext:value-type="float">
            <text:p>26.6666666667</text:p>
          </table:table-cell>
          <table:table-cell table:formula="of:=[.L56]-[.E56]" office:value-type="float" office:value="0" calcext:value-type="float">
            <text:p>0</text:p>
          </table:table-cell>
          <table:table-cell/>
          <table:table-cell office:value-type="float" office:value="23.3333333333333" calcext:value-type="float">
            <text:p>23.3333333333</text:p>
          </table:table-cell>
          <table:table-cell table:formula="of:=[.O56]-[.E56]" office:value-type="float" office:value="-3.33333333333337" calcext:value-type="float">
            <text:p>-3.3333333333</text:p>
          </table:table-cell>
          <table:table-cell/>
          <table:table-cell office:value-type="float" office:value="26.6666666666667" calcext:value-type="float">
            <text:p>26.6666666667</text:p>
          </table:table-cell>
          <table:table-cell table:formula="of:=[.R56]-[.E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694" calcext:value-type="float">
            <text:p>69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3.8888888888889" calcext:value-type="float">
            <text:p>63.8888888889</text:p>
          </table:table-cell>
          <table:table-cell table:formula="of:=[.E57]-[.F57]" office:value-type="float" office:value="-33.8888888888889" calcext:value-type="float">
            <text:p>-33.8888888889</text:p>
          </table:table-cell>
          <table:table-cell/>
          <table:table-cell office:value-type="float" office:value="33.3333333333333" calcext:value-type="float">
            <text:p>33.3333333333</text:p>
          </table:table-cell>
          <table:table-cell table:formula="of:=[.I57]-[.E57]" office:value-type="float" office:value="3.33333333333333" calcext:value-type="float">
            <text:p>3.3333333333</text:p>
          </table:table-cell>
          <table:table-cell/>
          <table:table-cell office:value-type="float" office:value="31.6666666666667" calcext:value-type="float">
            <text:p>31.6666666667</text:p>
          </table:table-cell>
          <table:table-cell table:formula="of:=[.L57]-[.E57]" office:value-type="float" office:value="1.66666666666666" calcext:value-type="float">
            <text:p>1.6666666667</text:p>
          </table:table-cell>
          <table:table-cell/>
          <table:table-cell office:value-type="float" office:value="33.3333333333333" calcext:value-type="float">
            <text:p>33.3333333333</text:p>
          </table:table-cell>
          <table:table-cell table:formula="of:=[.O57]-[.E57]" office:value-type="float" office:value="3.33333333333333" calcext:value-type="float">
            <text:p>3.333333333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R57]-[.E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table:formula="of:=[.E58]-[.F58]" office:value-type="float" office:value="-37.5" calcext:value-type="float">
            <text:p>-37.5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I58]-[.E58]" office:value-type="float" office:value="12.5" calcext:value-type="float">
            <text:p>12.5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L58]-[.E58]" office:value-type="float" office:value="12.5" calcext:value-type="float">
            <text:p>12.5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O58]-[.E58]" office:value-type="float" office:value="12.5" calcext:value-type="float">
            <text:p>12.5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R58]-[.E58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silver_javelin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[.E59]-[.F59]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59]-[.E59]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L59]-[.E59]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O59]-[.E59]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R59]-[.E59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silver_jewfish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E60]-[.F60]" office:value-type="float" office:value="-80" calcext:value-type="float">
            <text:p>-8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60]-[.E60]"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L60]-[.E60]"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60]-[.E60]"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R60]-[.E60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62.5" calcext:value-type="float">
            <text:p>62.5</text:p>
          </table:table-cell>
          <table:table-cell table:formula="of:=[.E61]-[.F61]" office:value-type="float" office:value="25" calcext:value-type="float">
            <text:p>25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[.I61]-[.E61]"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[.L61]-[.E61]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O61]-[.E61]" office:value-type="float" office:value="-12.5" calcext:value-type="float">
            <text:p>-12.5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[.R61]-[.E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549" calcext:value-type="float">
            <text:p>54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1.2244897959184" calcext:value-type="float">
            <text:p>61.2244897959</text:p>
          </table:table-cell>
          <table:table-cell office:value-type="float" office:value="57.7777777777778" calcext:value-type="float">
            <text:p>57.7777777778</text:p>
          </table:table-cell>
          <table:table-cell table:formula="of:=[.E62]-[.F62]" office:value-type="float" office:value="3.4467120181406" calcext:value-type="float">
            <text:p>3.4467120181</text:p>
          </table:table-cell>
          <table:table-cell/>
          <table:table-cell office:value-type="float" office:value="59.1836734693878" calcext:value-type="float">
            <text:p>59.1836734694</text:p>
          </table:table-cell>
          <table:table-cell table:formula="of:=[.I62]-[.E62]" office:value-type="float" office:value="-2.04081632653065" calcext:value-type="float">
            <text:p>-2.0408163265</text:p>
          </table:table-cell>
          <table:table-cell/>
          <table:table-cell office:value-type="float" office:value="61.2244897959184" calcext:value-type="float">
            <text:p>61.2244897959</text:p>
          </table:table-cell>
          <table:table-cell table:formula="of:=[.L62]-[.E62]" office:value-type="float" office:value="0" calcext:value-type="float">
            <text:p>0</text:p>
          </table:table-cell>
          <table:table-cell/>
          <table:table-cell office:value-type="float" office:value="59.1836734693878" calcext:value-type="float">
            <text:p>59.1836734694</text:p>
          </table:table-cell>
          <table:table-cell table:formula="of:=[.O62]-[.E62]" office:value-type="float" office:value="-2.04081632653065" calcext:value-type="float">
            <text:p>-2.0408163265</text:p>
          </table:table-cell>
          <table:table-cell/>
          <table:table-cell office:value-type="float" office:value="59.1836734693878" calcext:value-type="float">
            <text:p>59.1836734694</text:p>
          </table:table-cell>
          <table:table-cell table:formula="of:=[.R62]-[.E62]" office:value-type="float" office:value="-2.04081632653065" calcext:value-type="float">
            <text:p>-2.0408163265</text:p>
          </table:table-cell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792" calcext:value-type="float">
            <text:p>79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4.0540540540541" calcext:value-type="float">
            <text:p>54.0540540541</text:p>
          </table:table-cell>
          <table:table-cell office:value-type="float" office:value="71.7391304347826" calcext:value-type="float">
            <text:p>71.7391304348</text:p>
          </table:table-cell>
          <table:table-cell table:formula="of:=[.E63]-[.F63]" office:value-type="float" office:value="-17.6850763807285" calcext:value-type="float">
            <text:p>-17.6850763807</text:p>
          </table:table-cell>
          <table:table-cell/>
          <table:table-cell office:value-type="float" office:value="52.7027027027027" calcext:value-type="float">
            <text:p>52.7027027027</text:p>
          </table:table-cell>
          <table:table-cell table:formula="of:=[.I63]-[.E63]" office:value-type="float" office:value="-1.3513513513514" calcext:value-type="float">
            <text:p>-1.3513513514</text:p>
          </table:table-cell>
          <table:table-cell/>
          <table:table-cell office:value-type="float" office:value="55.4054054054054" calcext:value-type="float">
            <text:p>55.4054054054</text:p>
          </table:table-cell>
          <table:table-cell table:formula="of:=[.L63]-[.E63]" office:value-type="float" office:value="1.3513513513513" calcext:value-type="float">
            <text:p>1.3513513514</text:p>
          </table:table-cell>
          <table:table-cell/>
          <table:table-cell office:value-type="float" office:value="66.2162162162162" calcext:value-type="float">
            <text:p>66.2162162162</text:p>
          </table:table-cell>
          <table:table-cell table:formula="of:=[.O63]-[.E63]" office:value-type="float" office:value="12.1621621621621" calcext:value-type="float">
            <text:p>12.1621621622</text:p>
          </table:table-cell>
          <table:table-cell/>
          <table:table-cell office:value-type="float" office:value="55.4054054054054" calcext:value-type="float">
            <text:p>55.4054054054</text:p>
          </table:table-cell>
          <table:table-cell table:formula="of:=[.R63]-[.E63]" office:value-type="float" office:value="1.3513513513513" calcext:value-type="float">
            <text:p>1.3513513514</text:p>
          </table:table-cell>
        </table:table-row>
        <table:table-row table:style-name="ro1">
          <table:table-cell office:value-type="string" calcext:value-type="string">
            <text:p>snubnose_garfis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4]-[.F6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64]-[.E6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64]-[.E6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64]-[.E6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64]-[.E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nish_mackerel</text:p>
          </table:table-cell>
          <table:table-cell office:value-type="float" office:value="498" calcext:value-type="float">
            <text:p>498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.0833333333333" calcext:value-type="float">
            <text:p>52.0833333333</text:p>
          </table:table-cell>
          <table:table-cell office:value-type="float" office:value="51.1627906976744" calcext:value-type="float">
            <text:p>51.1627906977</text:p>
          </table:table-cell>
          <table:table-cell table:formula="of:=[.E65]-[.F65]" office:value-type="float" office:value="0.920542635658897" calcext:value-type="float">
            <text:p>0.9205426357</text:p>
          </table:table-cell>
          <table:table-cell/>
          <table:table-cell office:value-type="float" office:value="62.5" calcext:value-type="float">
            <text:p>62.5</text:p>
          </table:table-cell>
          <table:table-cell table:formula="of:=[.I65]-[.E65]" office:value-type="float" office:value="10.4166666666667" calcext:value-type="float">
            <text:p>10.4166666667</text:p>
          </table:table-cell>
          <table:table-cell/>
          <table:table-cell office:value-type="float" office:value="56.25" calcext:value-type="float">
            <text:p>56.25</text:p>
          </table:table-cell>
          <table:table-cell table:formula="of:=[.L65]-[.E65]" office:value-type="float" office:value="4.1666666666667" calcext:value-type="float">
            <text:p>4.1666666667</text:p>
          </table:table-cell>
          <table:table-cell/>
          <table:table-cell office:value-type="float" office:value="64.5833333333333" calcext:value-type="float">
            <text:p>64.5833333333</text:p>
          </table:table-cell>
          <table:table-cell table:formula="of:=[.O65]-[.E65]" office:value-type="float" office:value="12.5" calcext:value-type="float">
            <text:p>12.5</text:p>
          </table:table-cell>
          <table:table-cell/>
          <table:table-cell office:value-type="float" office:value="64.5833333333333" calcext:value-type="float">
            <text:p>64.5833333333</text:p>
          </table:table-cell>
          <table:table-cell table:formula="of:=[.R65]-[.E65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spotted_mackerel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</text:p>
          </table:table-cell>
          <table:table-cell office:value-type="float" office:value="62.5" calcext:value-type="float">
            <text:p>62.5</text:p>
          </table:table-cell>
          <table:table-cell table:formula="of:=[.E66]-[.F66]" office:value-type="float" office:value="11.1842105263158" calcext:value-type="float">
            <text:p>11.1842105263</text:p>
          </table:table-cell>
          <table:table-cell/>
          <table:table-cell office:value-type="float" office:value="73.6842105263158" calcext:value-type="float">
            <text:p>73.6842105263</text:p>
          </table:table-cell>
          <table:table-cell table:formula="of:=[.I66]-[.E66]" office:value-type="float" office:value="0" calcext:value-type="float">
            <text:p>0</text:p>
          </table:table-cell>
          <table:table-cell/>
          <table:table-cell office:value-type="float" office:value="73.6842105263158" calcext:value-type="float">
            <text:p>73.6842105263</text:p>
          </table:table-cell>
          <table:table-cell table:formula="of:=[.L66]-[.E66]" office:value-type="float" office:value="0" calcext:value-type="float">
            <text:p>0</text:p>
          </table:table-cell>
          <table:table-cell/>
          <table:table-cell office:value-type="float" office:value="73.6842105263158" calcext:value-type="float">
            <text:p>73.6842105263</text:p>
          </table:table-cell>
          <table:table-cell table:formula="of:=[.O66]-[.E66]" office:value-type="float" office:value="0" calcext:value-type="float">
            <text:p>0</text:p>
          </table:table-cell>
          <table:table-cell/>
          <table:table-cell office:value-type="float" office:value="73.6842105263158" calcext:value-type="float">
            <text:p>73.6842105263</text:p>
          </table:table-cell>
          <table:table-cell table:formula="of:=[.R66]-[.E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7]-[.F6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67]-[.E67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67]-[.E67]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67]-[.E6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67]-[.E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ped_barracuda</text:p>
          </table:table-cell>
          <table:table-cell office:value-type="float" office:value="498" calcext:value-type="float">
            <text:p>49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6.1904761904762" calcext:value-type="float">
            <text:p>76.1904761905</text:p>
          </table:table-cell>
          <table:table-cell office:value-type="float" office:value="90.9090909090909" calcext:value-type="float">
            <text:p>90.9090909091</text:p>
          </table:table-cell>
          <table:table-cell table:formula="of:=[.E68]-[.F68]" office:value-type="float" office:value="-14.7186147186147" calcext:value-type="float">
            <text:p>-14.7186147186</text:p>
          </table:table-cell>
          <table:table-cell/>
          <table:table-cell office:value-type="float" office:value="76.1904761904762" calcext:value-type="float">
            <text:p>76.1904761905</text:p>
          </table:table-cell>
          <table:table-cell table:formula="of:=[.I68]-[.E68]" office:value-type="float" office:value="0" calcext:value-type="float">
            <text:p>0</text:p>
          </table:table-cell>
          <table:table-cell/>
          <table:table-cell office:value-type="float" office:value="76.1904761904762" calcext:value-type="float">
            <text:p>76.1904761905</text:p>
          </table:table-cell>
          <table:table-cell table:formula="of:=[.L68]-[.E68]" office:value-type="float" office:value="0" calcext:value-type="float">
            <text:p>0</text:p>
          </table:table-cell>
          <table:table-cell/>
          <table:table-cell office:value-type="float" office:value="76.1904761904762" calcext:value-type="float">
            <text:p>76.1904761905</text:p>
          </table:table-cell>
          <table:table-cell table:formula="of:=[.O68]-[.E68]" office:value-type="float" office:value="0" calcext:value-type="float">
            <text:p>0</text:p>
          </table:table-cell>
          <table:table-cell/>
          <table:table-cell office:value-type="float" office:value="73.8095238095238" calcext:value-type="float">
            <text:p>73.8095238095</text:p>
          </table:table-cell>
          <table:table-cell table:formula="of:=[.R68]-[.E68]" office:value-type="float" office:value="-2.38095238095239" calcext:value-type="float">
            <text:p>-2.380952381</text:p>
          </table:table-cell>
        </table:table-row>
        <table:table-row table:style-name="ro1">
          <table:table-cell office:value-type="string" calcext:value-type="string">
            <text:p>swallow_tailed_dart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33.3333333333333" calcext:value-type="float">
            <text:p>33.3333333333</text:p>
          </table:table-cell>
          <table:table-cell table:formula="of:=[.E69]-[.F69]" office:value-type="float" office:value="-24.2424242424242" calcext:value-type="float">
            <text:p>-24.2424242424</text:p>
          </table:table-cell>
          <table:table-cell/>
          <table:table-cell office:value-type="float" office:value="9.09090909090909" calcext:value-type="float">
            <text:p>9.0909090909</text:p>
          </table:table-cell>
          <table:table-cell table:formula="of:=[.I69]-[.E69]" office:value-type="float" office:value="0" calcext:value-type="float">
            <text:p>0</text:p>
          </table:table-cell>
          <table:table-cell/>
          <table:table-cell office:value-type="float" office:value="9.09090909090909" calcext:value-type="float">
            <text:p>9.0909090909</text:p>
          </table:table-cell>
          <table:table-cell table:formula="of:=[.L69]-[.E69]" office:value-type="float" office:value="0" calcext:value-type="float">
            <text:p>0</text:p>
          </table:table-cell>
          <table:table-cell/>
          <table:table-cell office:value-type="float" office:value="9.09090909090909" calcext:value-type="float">
            <text:p>9.0909090909</text:p>
          </table:table-cell>
          <table:table-cell table:formula="of:=[.O69]-[.E69]" office:value-type="float" office:value="0" calcext:value-type="float">
            <text:p>0</text:p>
          </table:table-cell>
          <table:table-cell/>
          <table:table-cell office:value-type="float" office:value="9.09090909090909" calcext:value-type="float">
            <text:p>9.0909090909</text:p>
          </table:table-cell>
          <table:table-cell table:formula="of:=[.R69]-[.E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lor</text:p>
          </table:table-cell>
          <table:table-cell office:value-type="float" office:value="1401" calcext:value-type="float">
            <text:p>1401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20.6896551724138" calcext:value-type="float">
            <text:p>20.6896551724</text:p>
          </table:table-cell>
          <table:table-cell office:value-type="float" office:value="21.3483146067416" calcext:value-type="float">
            <text:p>21.3483146067</text:p>
          </table:table-cell>
          <table:table-cell table:formula="of:=[.E70]-[.F70]" office:value-type="float" office:value="-0.658659434327799" calcext:value-type="float">
            <text:p>-0.6586594343</text:p>
          </table:table-cell>
          <table:table-cell/>
          <table:table-cell office:value-type="float" office:value="17.2413793103448" calcext:value-type="float">
            <text:p>17.2413793103</text:p>
          </table:table-cell>
          <table:table-cell table:formula="of:=[.I70]-[.E70]" office:value-type="float" office:value="-3.44827586206897" calcext:value-type="float">
            <text:p>-3.4482758621</text:p>
          </table:table-cell>
          <table:table-cell/>
          <table:table-cell office:value-type="float" office:value="20.6896551724138" calcext:value-type="float">
            <text:p>20.6896551724</text:p>
          </table:table-cell>
          <table:table-cell table:formula="of:=[.L70]-[.E70]" office:value-type="float" office:value="0" calcext:value-type="float">
            <text:p>0</text:p>
          </table:table-cell>
          <table:table-cell/>
          <table:table-cell office:value-type="float" office:value="24.1379310344828" calcext:value-type="float">
            <text:p>24.1379310345</text:p>
          </table:table-cell>
          <table:table-cell table:formula="of:=[.O70]-[.E70]" office:value-type="float" office:value="3.44827586206896" calcext:value-type="float">
            <text:p>3.4482758621</text:p>
          </table:table-cell>
          <table:table-cell/>
          <table:table-cell office:value-type="float" office:value="24.8275862068966" calcext:value-type="float">
            <text:p>24.8275862069</text:p>
          </table:table-cell>
          <table:table-cell table:formula="of:=[.R70]-[.E70]" office:value-type="float" office:value="4.13793103448275" calcext:value-type="float">
            <text:p>4.1379310345</text:p>
          </table:table-cell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62.5" calcext:value-type="float">
            <text:p>62.5</text:p>
          </table:table-cell>
          <table:table-cell table:formula="of:=[.E71]-[.F71]" office:value-type="float" office:value="25" calcext:value-type="float">
            <text:p>25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[.I71]-[.E71]"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[.L71]-[.E71]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O71]-[.E71]" office:value-type="float" office:value="-12.5" calcext:value-type="float">
            <text:p>-12.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R71]-[.E71]" office:value-type="float" office:value="-12.5" calcext:value-type="float">
            <text:p>-12.5</text:p>
          </table:table-cell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.3333333333333" calcext:value-type="float">
            <text:p>33.3333333333</text:p>
          </table:table-cell>
          <table:table-cell table:formula="of:=[.E72]-[.F72]" office:value-type="float" office:value="-3.3333333333333" calcext:value-type="float">
            <text:p>-3.333333333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72]-[.E72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L72]-[.E72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O72]-[.E72]"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R72]-[.E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e_by_two_garfis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73]-[.F73]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73]-[.E73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73]-[.E73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O73]-[.E73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R73]-[.E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mpeter_winter_whitin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E74]-[.F74]" office:value-type="float" office:value="-20" calcext:value-type="float">
            <text:p>-2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I74]-[.E74]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L74]-[.E74]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74]-[.E74]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R74]-[.E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hoo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1.1111111111111" calcext:value-type="float">
            <text:p>61.1111111111</text:p>
          </table:table-cell>
          <table:table-cell table:formula="of:=[.E75]-[.F75]" office:value-type="float" office:value="-6.1111111111111" calcext:value-type="float">
            <text:p>-6.111111111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I75]-[.E75]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L75]-[.E75]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O75]-[.E75]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R75]-[.E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47368421053" calcext:value-type="float">
            <text:p>57.8947368421</text:p>
          </table:table-cell>
          <table:table-cell office:value-type="float" office:value="66.6666666666667" calcext:value-type="float">
            <text:p>66.6666666667</text:p>
          </table:table-cell>
          <table:table-cell table:formula="of:=[.E76]-[.F76]" office:value-type="float" office:value="-8.7719298245614" calcext:value-type="float">
            <text:p>-8.7719298246</text:p>
          </table:table-cell>
          <table:table-cell/>
          <table:table-cell office:value-type="float" office:value="63.1578947368421" calcext:value-type="float">
            <text:p>63.1578947368</text:p>
          </table:table-cell>
          <table:table-cell table:formula="of:=[.I76]-[.E76]" office:value-type="float" office:value="5.2631578947368" calcext:value-type="float">
            <text:p>5.2631578947</text:p>
          </table:table-cell>
          <table:table-cell/>
          <table:table-cell office:value-type="float" office:value="57.8947368421053" calcext:value-type="float">
            <text:p>57.8947368421</text:p>
          </table:table-cell>
          <table:table-cell table:formula="of:=[.L76]-[.E76]" office:value-type="float" office:value="0" calcext:value-type="float">
            <text:p>0</text:p>
          </table:table-cell>
          <table:table-cell/>
          <table:table-cell office:value-type="float" office:value="63.1578947368421" calcext:value-type="float">
            <text:p>63.1578947368</text:p>
          </table:table-cell>
          <table:table-cell table:formula="of:=[.O76]-[.E76]" office:value-type="float" office:value="5.2631578947368" calcext:value-type="float">
            <text:p>5.2631578947</text:p>
          </table:table-cell>
          <table:table-cell/>
          <table:table-cell office:value-type="float" office:value="52.6315789473684" calcext:value-type="float">
            <text:p>52.6315789474</text:p>
          </table:table-cell>
          <table:table-cell table:formula="of:=[.R76]-[.E76]" office:value-type="float" office:value="-5.26315789473689" calcext:value-type="float">
            <text:p>-5.2631578947</text:p>
          </table:table-cell>
        </table:table-row>
        <table:table-row table:style-name="ro1">
          <table:table-cell office:value-type="string" calcext:value-type="string">
            <text:p>yellowfin_bream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41.6666666666667" calcext:value-type="float">
            <text:p>41.6666666667</text:p>
          </table:table-cell>
          <table:table-cell table:formula="of:=[.E77]-[.F77]" office:value-type="float" office:value="-10.8974358974359" calcext:value-type="float">
            <text:p>-10.8974358974</text:p>
          </table:table-cell>
          <table:table-cell/>
          <table:table-cell office:value-type="float" office:value="46.1538461538462" calcext:value-type="float">
            <text:p>46.1538461538</text:p>
          </table:table-cell>
          <table:table-cell table:formula="of:=[.I77]-[.E77]" office:value-type="float" office:value="15.3846153846154" calcext:value-type="float">
            <text:p>15.3846153846</text:p>
          </table:table-cell>
          <table:table-cell/>
          <table:table-cell office:value-type="float" office:value="38.4615384615385" calcext:value-type="float">
            <text:p>38.4615384615</text:p>
          </table:table-cell>
          <table:table-cell table:formula="of:=[.L77]-[.E77]" office:value-type="float" office:value="7.69230769230767" calcext:value-type="float">
            <text:p>7.6923076923</text:p>
          </table:table-cell>
          <table:table-cell/>
          <table:table-cell office:value-type="float" office:value="53.8461538461539" calcext:value-type="float">
            <text:p>53.8461538462</text:p>
          </table:table-cell>
          <table:table-cell table:formula="of:=[.O77]-[.E77]" office:value-type="float" office:value="23.076923076923" calcext:value-type="float">
            <text:p>23.0769230769</text:p>
          </table:table-cell>
          <table:table-cell/>
          <table:table-cell office:value-type="float" office:value="46.1538461538462" calcext:value-type="float">
            <text:p>46.1538461538</text:p>
          </table:table-cell>
          <table:table-cell table:formula="of:=[.R77]-[.E77]"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716" calcext:value-type="float">
            <text:p>716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7.0967741935484" calcext:value-type="float">
            <text:p>37.0967741935</text:p>
          </table:table-cell>
          <table:table-cell office:value-type="float" office:value="52.1739130434783" calcext:value-type="float">
            <text:p>52.1739130435</text:p>
          </table:table-cell>
          <table:table-cell table:formula="of:=[.E78]-[.F78]" office:value-type="float" office:value="-15.0771388499299" calcext:value-type="float">
            <text:p>-15.0771388499</text:p>
          </table:table-cell>
          <table:table-cell/>
          <table:table-cell office:value-type="float" office:value="41.9354838709677" calcext:value-type="float">
            <text:p>41.935483871</text:p>
          </table:table-cell>
          <table:table-cell table:formula="of:=[.I78]-[.E78]" office:value-type="float" office:value="4.83870967741935" calcext:value-type="float">
            <text:p>4.8387096774</text:p>
          </table:table-cell>
          <table:table-cell/>
          <table:table-cell office:value-type="float" office:value="43.5483870967742" calcext:value-type="float">
            <text:p>43.5483870968</text:p>
          </table:table-cell>
          <table:table-cell table:formula="of:=[.L78]-[.E78]" office:value-type="float" office:value="6.45161290322579" calcext:value-type="float">
            <text:p>6.4516129032</text:p>
          </table:table-cell>
          <table:table-cell/>
          <table:table-cell office:value-type="float" office:value="40.3225806451613" calcext:value-type="float">
            <text:p>40.3225806452</text:p>
          </table:table-cell>
          <table:table-cell table:formula="of:=[.O78]-[.E78]" office:value-type="float" office:value="3.22580645161289" calcext:value-type="float">
            <text:p>3.2258064516</text:p>
          </table:table-cell>
          <table:table-cell/>
          <table:table-cell office:value-type="float" office:value="41.9354838709677" calcext:value-type="float">
            <text:p>41.935483871</text:p>
          </table:table-cell>
          <table:table-cell table:formula="of:=[.R78]-[.E78]" office:value-type="float" office:value="4.83870967741935" calcext:value-type="float">
            <text:p>4.8387096774</text:p>
          </table:table-cell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911" calcext:value-type="float">
            <text:p>911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7.2972972972973" calcext:value-type="float">
            <text:p>47.2972972973</text:p>
          </table:table-cell>
          <table:table-cell office:value-type="float" office:value="58.4615384615385" calcext:value-type="float">
            <text:p>58.4615384615</text:p>
          </table:table-cell>
          <table:table-cell table:formula="of:=[.E79]-[.F79]" office:value-type="float" office:value="-11.1642411642412" calcext:value-type="float">
            <text:p>-11.1642411642</text:p>
          </table:table-cell>
          <table:table-cell/>
          <table:table-cell office:value-type="float" office:value="48.6486486486487" calcext:value-type="float">
            <text:p>48.6486486486</text:p>
          </table:table-cell>
          <table:table-cell table:formula="of:=[.I79]-[.E79]" office:value-type="float" office:value="1.35135135135135" calcext:value-type="float">
            <text:p>1.3513513514</text:p>
          </table:table-cell>
          <table:table-cell/>
          <table:table-cell office:value-type="float" office:value="48.6486486486487" calcext:value-type="float">
            <text:p>48.6486486486</text:p>
          </table:table-cell>
          <table:table-cell table:formula="of:=[.L79]-[.E79]" office:value-type="float" office:value="1.35135135135135" calcext:value-type="float">
            <text:p>1.3513513514</text:p>
          </table:table-cell>
          <table:table-cell/>
          <table:table-cell office:value-type="float" office:value="47.2972972972973" calcext:value-type="float">
            <text:p>47.2972972973</text:p>
          </table:table-cell>
          <table:table-cell table:formula="of:=[.O79]-[.E79]" office:value-type="float" office:value="0" calcext:value-type="float">
            <text:p>0</text:p>
          </table:table-cell>
          <table:table-cell/>
          <table:table-cell office:value-type="float" office:value="48.6486486486487" calcext:value-type="float">
            <text:p>48.6486486486</text:p>
          </table:table-cell>
          <table:table-cell table:formula="of:=[.R79]-[.E79]" office:value-type="float" office:value="1.35135135135135" calcext:value-type="float">
            <text:p>1.3513513514</text:p>
          </table:table-cell>
        </table:table-row>
        <table:table-row table:style-name="ro1">
          <table:table-cell office:value-type="string" calcext:value-type="string">
            <text:p>yellowtailed_flathea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0" calcext:value-type="float">
            <text:p>0</text:p>
          </table:table-cell>
          <table:table-cell table:formula="of:=[.E80]-[.F80]" office:value-type="float" office:value="33.3333333333333" calcext:value-type="float">
            <text:p>33.3333333333</text:p>
          </table:table-cell>
          <table:table-cell/>
          <table:table-cell office:value-type="float" office:value="33.3333333333333" calcext:value-type="float">
            <text:p>33.3333333333</text:p>
          </table:table-cell>
          <table:table-cell table:formula="of:=[.I80]-[.E80]" office:value-type="float" office:value="0" calcext:value-type="float">
            <text:p>0</text:p>
          </table:table-cell>
          <table:table-cell/>
          <table:table-cell office:value-type="float" office:value="33.3333333333333" calcext:value-type="float">
            <text:p>33.3333333333</text:p>
          </table:table-cell>
          <table:table-cell table:formula="of:=[.L80]-[.E80]" office:value-type="float" office:value="0" calcext:value-type="float">
            <text:p>0</text:p>
          </table:table-cell>
          <table:table-cell/>
          <table:table-cell office:value-type="float" office:value="33.3333333333333" calcext:value-type="float">
            <text:p>33.3333333333</text:p>
          </table:table-cell>
          <table:table-cell table:formula="of:=[.O80]-[.E80]" office:value-type="float" office:value="0" calcext:value-type="float">
            <text:p>0</text:p>
          </table:table-cell>
          <table:table-cell/>
          <table:table-cell office:value-type="float" office:value="33.3333333333333" calcext:value-type="float">
            <text:p>33.3333333333</text:p>
          </table:table-cell>
          <table:table-cell table:formula="of:=[.R80]-[.E8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.9516052313388" calcext:value-type="float">
            <text:p>51.9516052313</text:p>
          </table:table-cell>
          <table:table-cell office:value-type="float" office:value="56.2054981179423" calcext:value-type="float">
            <text:p>56.2054981179</text:p>
          </table:table-cell>
          <table:table-cell table:formula="of:=[.E81]-[.F81]" office:value-type="float" office:value="-4.2538928866035" calcext:value-type="float">
            <text:p>-4.2538928866</text:p>
          </table:table-cell>
          <table:table-cell/>
          <table:table-cell office:value-type="float" office:value="52.4988468968325" calcext:value-type="float">
            <text:p>52.4988468968</text:p>
          </table:table-cell>
          <table:table-cell table:formula="of:=[.I81]-[.E81]" office:value-type="float" office:value="0.547241665493651" calcext:value-type="float">
            <text:p>0.5472416655</text:p>
          </table:table-cell>
          <table:table-cell/>
          <table:table-cell office:value-type="float" office:value="52.6422107812885" calcext:value-type="float">
            <text:p>52.6422107813</text:p>
          </table:table-cell>
          <table:table-cell table:formula="of:=[.L81]-[.E81]" office:value-type="float" office:value="0.690605549949645" calcext:value-type="float">
            <text:p>0.6906055499</text:p>
          </table:table-cell>
          <table:table-cell/>
          <table:table-cell office:value-type="float" office:value="51.3725830933262" calcext:value-type="float">
            <text:p>51.3725830933</text:p>
          </table:table-cell>
          <table:table-cell table:formula="of:=[.O81]-[.E81]" office:value-type="float" office:value="-0.579022138012597" calcext:value-type="float">
            <text:p>-0.579022138</text:p>
          </table:table-cell>
          <table:table-cell/>
          <table:table-cell office:value-type="float" office:value="52.1698819494062" calcext:value-type="float">
            <text:p>52.1698819494</text:p>
          </table:table-cell>
          <table:table-cell table:formula="of:=[.R81]-[.E81]" office:value-type="float" office:value="0.218276718067401" calcext:value-type="float">
            <text:p>0.218276718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aining accuracy</text:p>
          </table:table-cell>
          <table:table-cell office:value-type="float" office:value="56.3392043113709" calcext:value-type="float">
            <text:p>56.3392043114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validation accuracy</text:p>
          </table:table-cell>
          <table:table-cell office:value-type="float" office:value="51.7120599746704" calcext:value-type="float">
            <text:p>51.712059974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calcext:conditional-formats>
          <calcext:conditional-format calcext:target-range-address="Sheet1.G3:Sheet1.G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J4:Sheet1.J81 Sheet1.J3:Sheet1.J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M3:Sheet1.M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3:Sheet1.P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3:Sheet1.S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G8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22:39:01.155620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2:41:13.532971570</dc:date>
    <meta:editing-duration>PT28M21S</meta:editing-duration>
    <meta:editing-cycles>6</meta:editing-cycles>
    <meta:generator>LibreOffice/5.1.6.2$Linux_X86_64 LibreOffice_project/10m0$Build-2</meta:generator>
    <meta:document-statistic meta:table-count="1" meta:cell-count="1206" meta:object-count="0"/>
  </office:meta>
</office:document-meta>
</file>